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3.914cm" table:align="left"/>
    </style:style>
    <style:style style:name="Table1.A" style:family="table-column">
      <style:table-column-properties style:column-width="2.917cm"/>
    </style:style>
    <style:style style:name="Table1.B" style:family="table-column">
      <style:table-column-properties style:column-width="10.996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4.316cm" table:align="left"/>
    </style:style>
    <style:style style:name="Table2.A" style:family="table-column">
      <style:table-column-properties style:column-width="7.294cm"/>
    </style:style>
    <style:style style:name="Table2.B" style:family="table-column">
      <style:table-column-properties style:column-width="7.022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5.145cm" table:align="left"/>
    </style:style>
    <style:style style:name="Table3.A" style:family="table-column">
      <style:table-column-properties style:column-width="5.039cm"/>
    </style:style>
    <style:style style:name="Table3.B" style:family="table-column">
      <style:table-column-properties style:column-width="10.105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4.515cm" table:align="left"/>
    </style:style>
    <style:style style:name="Table4.A" style:family="table-column">
      <style:table-column-properties style:column-width="2.835cm"/>
    </style:style>
    <style:style style:name="Table4.B" style:family="table-column">
      <style:table-column-properties style:column-width="11.68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1.659cm" table:align="left"/>
    </style:style>
    <style:style style:name="Table5.A" style:family="table-column">
      <style:table-column-properties style:column-width="5.039cm"/>
    </style:style>
    <style:style style:name="Table5.B" style:family="table-column">
      <style:table-column-properties style:column-width="6.62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7.586cm"/>
    </style:style>
    <style:style style:name="Table6.B" style:family="table-column">
      <style:table-column-properties style:column-width="9.414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0.896cm" table:align="left"/>
    </style:style>
    <style:style style:name="Table7.A" style:family="table-column">
      <style:table-column-properties style:column-width="2.753cm"/>
    </style:style>
    <style:style style:name="Table7.B" style:family="table-column">
      <style:table-column-properties style:column-width="4.24cm"/>
    </style:style>
    <style:style style:name="Table7.C" style:family="table-column">
      <style:table-column-properties style:column-width="3.902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7cm" table:align="left"/>
    </style:style>
    <style:style style:name="Table8.A" style:family="table-column">
      <style:table-column-properties style:column-width="6.837cm"/>
    </style:style>
    <style:style style:name="Table8.B" style:family="table-column">
      <style:table-column-properties style:column-width="10.164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7cm" table:align="left"/>
    </style:style>
    <style:style style:name="Table9.A" style:family="table-column">
      <style:table-column-properties style:column-width="7.16cm"/>
    </style:style>
    <style:style style:name="Table9.B" style:family="table-column">
      <style:table-column-properties style:column-width="9.841cm"/>
    </style:style>
    <style:style style:name="Table9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officeooo:paragraph-rsid="000caa2c"/>
    </style:style>
    <style:style style:name="P2" style:family="paragraph" style:parent-style-name="Text_20_body">
      <style:text-properties officeooo:paragraph-rsid="000caa2c"/>
    </style:style>
    <style:style style:name="P3" style:family="paragraph" style:parent-style-name="Heading_20_3">
      <style:text-properties officeooo:paragraph-rsid="000caa2c"/>
    </style:style>
    <style:style style:name="P4" style:family="paragraph" style:parent-style-name="Text_20_body">
      <style:text-properties fo:font-size="18pt" style:font-size-asian="18pt" style:font-size-complex="18pt"/>
    </style:style>
    <style:style style:name="P5" style:family="paragraph" style:parent-style-name="Text_20_body" style:list-style-name="L1">
      <style:text-properties fo:font-size="18pt" style:font-size-asian="18pt" style:font-size-complex="18pt"/>
    </style:style>
    <style:style style:name="P6" style:family="paragraph" style:parent-style-name="Text_20_body" style:list-style-name="L2">
      <style:text-properties fo:font-size="18pt" style:font-size-asian="18pt" style:font-size-complex="18pt"/>
    </style:style>
    <style:style style:name="P7" style:family="paragraph" style:parent-style-name="Text_20_body" style:list-style-name="L3">
      <style:text-properties fo:font-size="18pt" style:font-size-asian="18pt" style:font-size-complex="18pt"/>
    </style:style>
    <style:style style:name="P8" style:family="paragraph" style:parent-style-name="Text_20_body" style:list-style-name="L4">
      <style:text-properties fo:font-size="18pt" style:font-size-asian="18pt" style:font-size-complex="18pt"/>
    </style:style>
    <style:style style:name="P9" style:family="paragraph" style:parent-style-name="Text_20_body" style:list-style-name="L5">
      <style:text-properties fo:font-size="18pt" style:font-size-asian="18pt" style:font-size-complex="18pt"/>
    </style:style>
    <style:style style:name="P10" style:family="paragraph" style:parent-style-name="Heading_20_3">
      <style:text-properties fo:font-size="18pt" style:font-size-asian="18pt" style:font-size-complex="18pt"/>
    </style:style>
    <style:style style:name="P11" style:family="paragraph" style:parent-style-name="Heading_20_4">
      <style:paragraph-properties fo:margin-top="0cm" fo:margin-bottom="0.247cm" style:contextual-spacing="false" fo:line-height="115%"/>
      <style:text-properties fo:font-size="18pt" style:font-size-asian="18pt" style:font-size-complex="18pt"/>
    </style:style>
    <style:style style:name="P12" style:family="paragraph" style:parent-style-name="Text_20_body" style:list-style-name="L6">
      <style:text-properties fo:font-size="18pt" style:font-size-asian="18pt" style:font-size-complex="18pt"/>
    </style:style>
    <style:style style:name="P13" style:family="paragraph" style:parent-style-name="Horizontal_20_Line">
      <style:paragraph-properties fo:margin-top="0cm" fo:margin-bottom="0.247cm" style:contextual-spacing="false" fo:line-height="115%"/>
      <style:text-properties fo:font-size="18pt" style:font-size-asian="18pt" style:font-size-complex="18pt"/>
    </style:style>
    <style:style style:name="P14" style:family="paragraph" style:parent-style-name="Text_20_body" style:list-style-name="L7">
      <style:text-properties fo:font-size="18pt" style:font-size-asian="18pt" style:font-size-complex="18pt"/>
    </style:style>
    <style:style style:name="P15" style:family="paragraph" style:parent-style-name="Quotations">
      <style:paragraph-properties fo:margin-top="0cm" fo:margin-bottom="0.247cm" style:contextual-spacing="false" fo:line-height="115%"/>
      <style:text-properties fo:font-size="18pt" style:font-size-asian="18pt" style:font-size-complex="18pt"/>
    </style:style>
    <style:style style:name="P16" style:family="paragraph" style:parent-style-name="Text_20_body">
      <style:paragraph-properties fo:margin-top="0cm" fo:margin-bottom="0.247cm" style:contextual-spacing="false" fo:line-height="115%"/>
      <style:text-properties fo:font-size="18pt" officeooo:paragraph-rsid="000cbecf" style:font-size-asian="18pt" style:font-size-complex="18pt"/>
    </style:style>
    <style:style style:name="P17" style:family="paragraph" style:parent-style-name="Text_20_body" style:list-style-name="L8">
      <style:text-properties fo:font-size="18pt" style:font-size-asian="18pt" style:font-size-complex="18pt"/>
    </style:style>
    <style:style style:name="P18" style:family="paragraph" style:parent-style-name="Text_20_body" style:list-style-name="L9">
      <style:text-properties fo:font-size="18pt" style:font-size-asian="18pt" style:font-size-complex="18pt"/>
    </style:style>
    <style:style style:name="P19" style:family="paragraph" style:parent-style-name="Text_20_body">
      <style:text-properties fo:font-size="18pt" officeooo:rsid="000cbecf" officeooo:paragraph-rsid="000cbecf" style:font-size-asian="18pt" style:font-size-complex="18pt"/>
    </style:style>
    <style:style style:name="P20" style:family="paragraph" style:parent-style-name="Heading_20_2">
      <style:text-properties fo:font-size="18pt" officeooo:rsid="000cbecf" officeooo:paragraph-rsid="000cbecf" style:font-size-asian="18pt" style:font-size-complex="18pt"/>
    </style:style>
    <style:style style:name="P21" style:family="paragraph" style:parent-style-name="Heading_20_3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22" style:family="paragraph" style:parent-style-name="Text_20_body">
      <style:text-properties fo:font-size="18pt" officeooo:rsid="000cbecf" style:font-size-asian="18pt" style:font-size-complex="18pt"/>
    </style:style>
    <style:style style:name="P23" style:family="paragraph" style:parent-style-name="Text_20_body" style:list-style-name="L10">
      <style:text-properties fo:font-size="18pt" officeooo:rsid="000cbecf" style:font-size-asian="18pt" style:font-size-complex="18pt"/>
    </style:style>
    <style:style style:name="P24" style:family="paragraph" style:parent-style-name="Horizontal_20_Line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25" style:family="paragraph" style:parent-style-name="Text_20_body" style:list-style-name="L11">
      <style:text-properties fo:font-size="18pt" officeooo:rsid="000cbecf" style:font-size-asian="18pt" style:font-size-complex="18pt"/>
    </style:style>
    <style:style style:name="P26" style:family="paragraph" style:parent-style-name="Preformatted_20_Text" style:list-style-name="L11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27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28" style:family="paragraph" style:parent-style-name="Text_20_body" style:list-style-name="L12">
      <style:text-properties fo:font-size="18pt" officeooo:rsid="000cbecf" style:font-size-asian="18pt" style:font-size-complex="18pt"/>
    </style:style>
    <style:style style:name="P29" style:family="paragraph" style:parent-style-name="Quotations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30" style:family="paragraph" style:parent-style-name="Quotations" style:list-style-name="L13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31" style:family="paragraph" style:parent-style-name="Preformatted_20_Text" style:list-style-name="L13">
      <style:paragraph-properties fo:margin-left="1cm" fo:margin-right="1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32" style:family="paragraph" style:parent-style-name="Quotations" style:list-style-name="L13">
      <style:paragraph-properties fo:margin-left="1cm" fo:margin-right="1cm" fo:margin-top="0cm" fo:margin-bottom="0.247cm" style:contextual-spacing="false" fo:line-height="115%" fo:text-indent="0cm" style:auto-text-indent="false"/>
      <style:text-properties fo:font-size="18pt" officeooo:rsid="000cbecf" style:font-size-asian="18pt" style:font-size-complex="18pt"/>
    </style:style>
    <style:style style:name="P33" style:family="paragraph" style:parent-style-name="Text_20_body" style:list-style-name="L14">
      <style:text-properties fo:font-size="18pt" officeooo:rsid="000cbecf" style:font-size-asian="18pt" style:font-size-complex="18pt"/>
    </style:style>
    <style:style style:name="P34" style:family="paragraph" style:parent-style-name="Preformatted_20_Text" style:list-style-name="L14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35" style:family="paragraph" style:parent-style-name="Text_20_body" style:list-style-name="L15">
      <style:text-properties fo:font-size="18pt" officeooo:rsid="000cbecf" style:font-size-asian="18pt" style:font-size-complex="18pt"/>
    </style:style>
    <style:style style:name="P36" style:family="paragraph" style:parent-style-name="Preformatted_20_Text" style:list-style-name="L15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37" style:family="paragraph" style:parent-style-name="Preformatted_20_Text">
      <style:paragraph-properties fo:margin-top="0cm" fo:margin-bottom="0.247cm" style:contextual-spacing="false" fo:line-height="115%" style:writing-mode="lr-tb"/>
      <style:text-properties fo:font-size="18pt" officeooo:rsid="000cbecf" style:font-size-asian="18pt" style:font-size-complex="18pt"/>
    </style:style>
    <style:style style:name="P38" style:family="paragraph" style:parent-style-name="Quotations" style:list-style-name="L16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39" style:family="paragraph" style:parent-style-name="Text_20_body" style:list-style-name="L17">
      <style:text-properties fo:font-size="18pt" officeooo:rsid="000cbecf" style:font-size-asian="18pt" style:font-size-complex="18pt"/>
    </style:style>
    <style:style style:name="P40" style:family="paragraph" style:parent-style-name="Text_20_body" style:list-style-name="L18">
      <style:text-properties fo:font-size="18pt" officeooo:rsid="000cbecf" style:font-size-asian="18pt" style:font-size-complex="18pt"/>
    </style:style>
    <style:style style:name="P41" style:family="paragraph" style:parent-style-name="Heading_20_2">
      <style:text-properties fo:font-size="18pt" officeooo:rsid="000cbecf" style:font-size-asian="18pt" style:font-size-complex="18pt"/>
    </style:style>
    <style:style style:name="P42" style:family="paragraph" style:parent-style-name="Text_20_body" style:list-style-name="L19">
      <style:text-properties fo:font-size="18pt" officeooo:rsid="000cbecf" style:font-size-asian="18pt" style:font-size-complex="18pt"/>
    </style:style>
    <style:style style:name="P43" style:family="paragraph" style:parent-style-name="Text_20_body" style:list-style-name="L20">
      <style:text-properties fo:font-size="18pt" officeooo:rsid="000cbecf" style:font-size-asian="18pt" style:font-size-complex="18pt"/>
    </style:style>
    <style:style style:name="P44" style:family="paragraph" style:parent-style-name="Preformatted_20_Text" style:list-style-name="L20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45" style:family="paragraph" style:parent-style-name="Text_20_body" style:list-style-name="L21">
      <style:text-properties fo:font-size="18pt" officeooo:rsid="000cbecf" style:font-size-asian="18pt" style:font-size-complex="18pt"/>
    </style:style>
    <style:style style:name="P46" style:family="paragraph" style:parent-style-name="Text_20_body" style:list-style-name="L22">
      <style:text-properties fo:font-size="18pt" officeooo:rsid="000cbecf" style:font-size-asian="18pt" style:font-size-complex="18pt"/>
    </style:style>
    <style:style style:name="P47" style:family="paragraph" style:parent-style-name="Quotations" style:list-style-name="L23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48" style:family="paragraph" style:parent-style-name="Quotations" style:list-style-name="L24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49" style:family="paragraph" style:parent-style-name="Text_20_body" style:list-style-name="L25">
      <style:text-properties fo:font-size="18pt" officeooo:rsid="000cbecf" style:font-size-asian="18pt" style:font-size-complex="18pt"/>
    </style:style>
    <style:style style:name="P50" style:family="paragraph" style:parent-style-name="Text_20_body" style:list-style-name="L26">
      <style:text-properties fo:font-size="18pt" officeooo:rsid="000cbecf" style:font-size-asian="18pt" style:font-size-complex="18pt"/>
    </style:style>
    <style:style style:name="P51" style:family="paragraph" style:parent-style-name="Quotations" style:list-style-name="L27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52" style:family="paragraph" style:parent-style-name="Preformatted_20_Text" style:list-style-name="L27">
      <style:paragraph-properties fo:margin-left="1cm" fo:margin-right="1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53" style:family="paragraph" style:parent-style-name="Preformatted_20_Text">
      <style:paragraph-properties fo:margin-left="1cm" fo:margin-right="1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54" style:family="paragraph" style:parent-style-name="Heading_20_2">
      <style:paragraph-properties fo:margin-top="0cm" fo:margin-bottom="0.247cm" style:contextual-spacing="false" fo:line-height="115%"/>
      <style:text-properties officeooo:paragraph-rsid="00157cc8"/>
    </style:style>
    <style:style style:name="P55" style:family="paragraph" style:parent-style-name="Heading_20_2">
      <style:paragraph-properties fo:margin-top="0cm" fo:margin-bottom="0.247cm" style:contextual-spacing="false" fo:line-height="115%"/>
      <style:text-properties officeooo:rsid="000cbecf"/>
    </style:style>
    <style:style style:name="P56" style:family="paragraph" style:parent-style-name="Text_20_body" style:list-style-name="L28">
      <style:text-properties fo:font-size="18pt" officeooo:rsid="000cbecf" style:font-size-asian="18pt" style:font-size-complex="18pt"/>
    </style:style>
    <style:style style:name="P57" style:family="paragraph" style:parent-style-name="Text_20_body" style:list-style-name="L29">
      <style:text-properties fo:font-size="18pt" officeooo:rsid="000cbecf" style:font-size-asian="18pt" style:font-size-complex="18pt"/>
    </style:style>
    <style:style style:name="P58" style:family="paragraph" style:parent-style-name="Preformatted_20_Text" style:list-style-name="L29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59" style:family="paragraph" style:parent-style-name="Text_20_body" style:list-style-name="L30">
      <style:text-properties fo:font-size="18pt" officeooo:rsid="000cbecf" style:font-size-asian="18pt" style:font-size-complex="18pt"/>
    </style:style>
    <style:style style:name="P60" style:family="paragraph" style:parent-style-name="Heading_20_4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61" style:family="paragraph" style:parent-style-name="Text_20_body" style:list-style-name="L31">
      <style:text-properties fo:font-size="18pt" officeooo:rsid="000cbecf" style:font-size-asian="18pt" style:font-size-complex="18pt"/>
    </style:style>
    <style:style style:name="P62" style:family="paragraph" style:parent-style-name="Text_20_body" style:list-style-name="L32">
      <style:text-properties fo:font-size="18pt" officeooo:rsid="000cbecf" style:font-size-asian="18pt" style:font-size-complex="18pt"/>
    </style:style>
    <style:style style:name="P63" style:family="paragraph" style:parent-style-name="Text_20_body">
      <style:paragraph-properties fo:margin-top="0cm" fo:margin-bottom="0.247cm" style:contextual-spacing="false" fo:line-height="115%"/>
      <style:text-properties officeooo:paragraph-rsid="00157cc8"/>
    </style:style>
    <style:style style:name="P64" style:family="paragraph" style:parent-style-name="Text_20_body" style:list-style-name="L33">
      <style:text-properties fo:font-size="18pt" officeooo:rsid="000cbecf" style:font-size-asian="18pt" style:font-size-complex="18pt"/>
    </style:style>
    <style:style style:name="P65" style:family="paragraph" style:parent-style-name="Text_20_body" style:list-style-name="L34">
      <style:text-properties fo:font-size="18pt" officeooo:rsid="000cbecf" style:font-size-asian="18pt" style:font-size-complex="18pt"/>
    </style:style>
    <style:style style:name="P66" style:family="paragraph" style:parent-style-name="Text_20_body" style:list-style-name="L35">
      <style:text-properties fo:font-size="18pt" officeooo:rsid="000cbecf" style:font-size-asian="18pt" style:font-size-complex="18pt"/>
    </style:style>
    <style:style style:name="P67" style:family="paragraph" style:parent-style-name="Text_20_body" style:list-style-name="L36">
      <style:text-properties fo:font-size="18pt" officeooo:rsid="000cbecf" style:font-size-asian="18pt" style:font-size-complex="18pt"/>
    </style:style>
    <style:style style:name="P68" style:family="paragraph" style:parent-style-name="Preformatted_20_Text" style:list-style-name="L36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69" style:family="paragraph" style:parent-style-name="Text_20_body" style:list-style-name="L37">
      <style:text-properties fo:font-size="18pt" officeooo:rsid="000cbecf" style:font-size-asian="18pt" style:font-size-complex="18pt"/>
    </style:style>
    <style:style style:name="P70" style:family="paragraph" style:parent-style-name="Text_20_body" style:list-style-name="L38">
      <style:text-properties fo:font-size="18pt" officeooo:rsid="000cbecf" style:font-size-asian="18pt" style:font-size-complex="18pt"/>
    </style:style>
    <style:style style:name="P71" style:family="paragraph" style:parent-style-name="Text_20_body" style:list-style-name="L39">
      <style:text-properties fo:font-size="18pt" officeooo:rsid="000cbecf" style:font-size-asian="18pt" style:font-size-complex="18pt"/>
    </style:style>
    <style:style style:name="P72" style:family="paragraph" style:parent-style-name="Preformatted_20_Text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73" style:family="paragraph" style:parent-style-name="Text_20_body" style:list-style-name="L40">
      <style:text-properties fo:font-size="18pt" officeooo:rsid="000cbecf" style:font-size-asian="18pt" style:font-size-complex="18pt"/>
    </style:style>
    <style:style style:name="P74" style:family="paragraph" style:parent-style-name="Text_20_body" style:list-style-name="L41">
      <style:text-properties fo:font-size="18pt" officeooo:rsid="000cbecf" style:font-size-asian="18pt" style:font-size-complex="18pt"/>
    </style:style>
    <style:style style:name="P75" style:family="paragraph" style:parent-style-name="Preformatted_20_Text" style:list-style-name="L41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76" style:family="paragraph" style:parent-style-name="Text_20_body" style:list-style-name="L42">
      <style:text-properties fo:font-size="18pt" officeooo:rsid="000cbecf" style:font-size-asian="18pt" style:font-size-complex="18pt"/>
    </style:style>
    <style:style style:name="P77" style:family="paragraph" style:parent-style-name="Preformatted_20_Text" style:list-style-name="L42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78" style:family="paragraph" style:parent-style-name="Text_20_body" style:list-style-name="L43">
      <style:text-properties fo:font-size="18pt" officeooo:rsid="000cbecf" style:font-size-asian="18pt" style:font-size-complex="18pt"/>
    </style:style>
    <style:style style:name="P79" style:family="paragraph" style:parent-style-name="Text_20_body" style:list-style-name="L44">
      <style:text-properties fo:font-size="18pt" officeooo:rsid="000cbecf" style:font-size-asian="18pt" style:font-size-complex="18pt"/>
    </style:style>
    <style:style style:name="P80" style:family="paragraph" style:parent-style-name="Heading_20_1">
      <style:paragraph-properties fo:margin-top="0cm" fo:margin-bottom="0.247cm" style:contextual-spacing="false" fo:line-height="115%"/>
      <style:text-properties officeooo:paragraph-rsid="00157cc8"/>
    </style:style>
    <style:style style:name="P81" style:family="paragraph" style:parent-style-name="Text_20_body" style:list-style-name="L45">
      <style:text-properties fo:font-size="18pt" officeooo:rsid="000cbecf" style:font-size-asian="18pt" style:font-size-complex="18pt"/>
    </style:style>
    <style:style style:name="P82" style:family="paragraph" style:parent-style-name="Preformatted_20_Text" style:list-style-name="L45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font-size="18pt" officeooo:rsid="000cbecf" style:font-size-asian="18pt" style:font-size-complex="18pt"/>
    </style:style>
    <style:style style:name="P83" style:family="paragraph" style:parent-style-name="Text_20_body" style:list-style-name="L46">
      <style:text-properties fo:font-size="18pt" officeooo:rsid="000cbecf" style:font-size-asian="18pt" style:font-size-complex="18pt"/>
    </style:style>
    <style:style style:name="P84" style:family="paragraph" style:parent-style-name="Text_20_body" style:list-style-name="L47">
      <style:text-properties fo:font-size="18pt" officeooo:rsid="000cbecf" style:font-size-asian="18pt" style:font-size-complex="18pt"/>
    </style:style>
    <style:style style:name="P85" style:family="paragraph" style:parent-style-name="Text_20_body" style:list-style-name="L48">
      <style:text-properties fo:font-size="18pt" officeooo:rsid="000cbecf" style:font-size-asian="18pt" style:font-size-complex="18pt"/>
    </style:style>
    <style:style style:name="P86" style:family="paragraph" style:parent-style-name="Text_20_body" style:list-style-name="L49">
      <style:text-properties fo:font-size="18pt" officeooo:rsid="000cbecf" style:font-size-asian="18pt" style:font-size-complex="18pt"/>
    </style:style>
    <style:style style:name="P87" style:family="paragraph" style:parent-style-name="Heading_20_3">
      <style:text-properties fo:font-size="18pt" officeooo:rsid="000cbecf" style:font-size-asian="18pt" style:font-size-complex="18pt"/>
    </style:style>
    <style:style style:name="P88" style:family="paragraph" style:parent-style-name="Text_20_body" style:list-style-name="L50">
      <style:text-properties fo:font-size="18pt" officeooo:rsid="000cbecf" style:font-size-asian="18pt" style:font-size-complex="18pt"/>
    </style:style>
    <style:style style:name="P89" style:family="paragraph" style:parent-style-name="Text_20_body" style:list-style-name="L51">
      <style:text-properties fo:font-size="18pt" officeooo:rsid="000cbecf" style:font-size-asian="18pt" style:font-size-complex="18pt"/>
    </style:style>
    <style:style style:name="P90" style:family="paragraph" style:parent-style-name="Text_20_body" style:list-style-name="L52">
      <style:text-properties fo:font-size="18pt" officeooo:rsid="000cbecf" style:font-size-asian="18pt" style:font-size-complex="18pt"/>
    </style:style>
    <style:style style:name="P91" style:family="paragraph" style:parent-style-name="Text_20_body" style:list-style-name="L53">
      <style:text-properties fo:font-size="18pt" officeooo:rsid="000cbecf" style:font-size-asian="18pt" style:font-size-complex="18pt"/>
    </style:style>
    <style:style style:name="P92" style:family="paragraph" style:parent-style-name="Text_20_body" style:list-style-name="L54">
      <style:text-properties fo:font-size="18pt" officeooo:rsid="000cbecf" style:font-size-asian="18pt" style:font-size-complex="18pt"/>
    </style:style>
    <style:style style:name="P93" style:family="paragraph" style:parent-style-name="Text_20_body" style:list-style-name="L55">
      <style:text-properties fo:font-size="18pt" officeooo:rsid="000cbecf" style:font-size-asian="18pt" style:font-size-complex="18pt"/>
    </style:style>
    <style:style style:name="P94" style:family="paragraph" style:parent-style-name="Text_20_body" style:list-style-name="L56">
      <style:text-properties fo:font-size="18pt" officeooo:rsid="000cbecf" style:font-size-asian="18pt" style:font-size-complex="18pt"/>
    </style:style>
    <style:style style:name="P95" style:family="paragraph" style:parent-style-name="Text_20_body" style:list-style-name="L57">
      <style:text-properties fo:font-size="18pt" officeooo:rsid="000cbecf" style:font-size-asian="18pt" style:font-size-complex="18pt"/>
    </style:style>
    <style:style style:name="P96" style:family="paragraph" style:parent-style-name="Preformatted_20_Text" style:list-style-name="L57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97" style:family="paragraph" style:parent-style-name="Text_20_body" style:list-style-name="L58">
      <style:text-properties fo:font-size="18pt" officeooo:rsid="000cbecf" style:font-size-asian="18pt" style:font-size-complex="18pt"/>
    </style:style>
    <style:style style:name="P98" style:family="paragraph" style:parent-style-name="Text_20_body" style:list-style-name="L59">
      <style:text-properties fo:font-size="18pt" officeooo:rsid="000cbecf" style:font-size-asian="18pt" style:font-size-complex="18pt"/>
    </style:style>
    <style:style style:name="P99" style:family="paragraph" style:parent-style-name="Heading_20_2">
      <style:paragraph-properties fo:margin-top="0cm" fo:margin-bottom="0.247cm" style:contextual-spacing="false" fo:line-height="115%"/>
      <style:text-properties fo:font-size="18pt" officeooo:rsid="000cbecf" style:font-size-asian="18pt" style:font-size-complex="18pt"/>
    </style:style>
    <style:style style:name="P100" style:family="paragraph" style:parent-style-name="Text_20_body">
      <style:paragraph-properties fo:margin-top="0cm" fo:margin-bottom="0.247cm" style:contextual-spacing="false" fo:line-height="115%"/>
      <style:text-properties officeooo:paragraph-rsid="0025367f"/>
    </style:style>
    <style:style style:name="P101" style:family="paragraph" style:parent-style-name="Heading_20_3">
      <style:paragraph-properties fo:margin-top="0cm" fo:margin-bottom="0.247cm" style:contextual-spacing="false" fo:line-height="115%"/>
      <style:text-properties officeooo:paragraph-rsid="00157cc8"/>
    </style:style>
    <style:style style:name="P102" style:family="paragraph" style:parent-style-name="Text_20_body" style:list-style-name="L60">
      <style:text-properties fo:font-size="18pt" officeooo:rsid="000cbecf" style:font-size-asian="18pt" style:font-size-complex="18pt"/>
    </style:style>
    <style:style style:name="P103" style:family="paragraph" style:parent-style-name="Text_20_body" style:list-style-name="L61">
      <style:text-properties fo:font-size="18pt" officeooo:rsid="000cbecf" style:font-size-asian="18pt" style:font-size-complex="18pt"/>
    </style:style>
    <style:style style:name="P104" style:family="paragraph" style:parent-style-name="Text_20_body" style:list-style-name="L62">
      <style:text-properties fo:font-size="18pt" officeooo:rsid="000cbecf" style:font-size-asian="18pt" style:font-size-complex="18pt"/>
    </style:style>
    <style:style style:name="P105" style:family="paragraph" style:parent-style-name="Text_20_body" style:list-style-name="L63">
      <style:text-properties fo:font-size="18pt" officeooo:rsid="000cbecf" style:font-size-asian="18pt" style:font-size-complex="18pt"/>
    </style:style>
    <style:style style:name="P106" style:family="paragraph" style:parent-style-name="Text_20_body" style:list-style-name="L64">
      <style:text-properties fo:font-size="18pt" officeooo:rsid="000cbecf" style:font-size-asian="18pt" style:font-size-complex="18pt"/>
    </style:style>
    <style:style style:name="P107" style:family="paragraph" style:parent-style-name="Text_20_body" style:list-style-name="L65">
      <style:text-properties fo:font-size="18pt" officeooo:rsid="000cbecf" style:font-size-asian="18pt" style:font-size-complex="18pt"/>
    </style:style>
    <style:style style:name="P108" style:family="paragraph" style:parent-style-name="Text_20_body" style:list-style-name="L66">
      <style:text-properties fo:font-size="18pt" officeooo:rsid="000cbecf" style:font-size-asian="18pt" style:font-size-complex="18pt"/>
    </style:style>
    <style:style style:name="P109" style:family="paragraph" style:parent-style-name="Text_20_body" style:list-style-name="L67">
      <style:text-properties fo:font-size="18pt" officeooo:rsid="000cbecf" style:font-size-asian="18pt" style:font-size-complex="18pt"/>
    </style:style>
    <style:style style:name="T1" style:family="text">
      <style:text-properties fo:font-family="Roboto, Arial, sans-serif" fo:font-size="32pt" fo:font-weight="bold" style:font-size-asian="32pt" style:font-size-complex="32pt"/>
    </style:style>
    <style:style style:name="T2" style:family="text">
      <style:text-properties fo:font-family="Roboto, Arial, sans-serif" fo:font-size="15pt" fo:font-weight="bold" style:font-size-asian="13.1000003814697pt" style:font-size-complex="15pt"/>
    </style:style>
    <style:style style:name="T3" style:family="text">
      <style:text-properties style:font-name="Liberation Serif" fo:font-size="18pt" style:font-name-asian="NSimSun1" style:font-size-asian="18pt" style:font-name-complex="Arial1" style:font-size-complex="18pt"/>
    </style:style>
    <style:style style:name="T4" style:family="text">
      <style:text-properties fo:font-size="10.5pt" fo:font-weight="normal" officeooo:rsid="000cbecf" style:font-size-asian="10.5pt" style:font-weight-asian="normal" style:font-size-complex="10.5pt" style:font-weight-complex="normal"/>
    </style:style>
    <style:style style:name="T5" style:family="text">
      <style:text-properties fo:font-size="18pt" officeooo:rsid="000cbecf" style:font-size-asian="18pt" style:font-size-complex="18pt"/>
    </style:style>
    <style:style style:name="T6" style:family="text">
      <style:text-properties fo:font-size="18pt" officeooo:rsid="00157cc8" style:font-size-asian="18pt" style:font-size-complex="18pt"/>
    </style:style>
    <style:style style:name="T7" style:family="text">
      <style:text-properties fo:font-size="18pt" officeooo:rsid="001d0dce" style:font-size-asian="18pt" style:font-size-complex="18pt"/>
    </style:style>
    <style:style style:name="T8" style:family="text">
      <style:text-properties fo:font-size="18pt" officeooo:rsid="0025367f" style:font-size-asian="18pt" style:font-size-complex="18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1">Django &amp; React Web App Tutorial</text:span></text:span></text:h>
      <text:p text:style-name="P2"><text:span text:style-name="Strong_20_Emphasis"><text:span text:style-name="T2"/></text:span></text:p>
      <text:h text:style-name="P3" text:outline-level="3"><text:span text:style-name="Strong_20_Emphasis"><text:span text:style-name="T3">#1 – Introduction &amp; Overview</text:span></text:span></text:h>
      <text:p text:style-name="P4"><text:span text:style-name="Strong_20_Emphasis">Goal of the Tutorial:</text:span></text:p>
      <text:list text:style-name="L1">
        <text:list-item>
          <text:p text:style-name="P5">Build a <text:span text:style-name="Strong_20_Emphasis">full-stack web application</text:span> using:</text:p>
          <text:list>
            <text:list-item>
              <text:p text:style-name="P5"><text:span text:style-name="Strong_20_Emphasis">Backend:</text:span> Django (Python)</text:p>
            </text:list-item>
            <text:list-item>
              <text:p text:style-name="P5"><text:span text:style-name="Strong_20_Emphasis">Frontend:</text:span> React (JavaScript)</text:p>
            </text:list-item>
            <text:list-item>
              <text:p text:style-name="P5"><text:span text:style-name="Strong_20_Emphasis">Authentication:</text:span> JWT (JSON Web Tokens)</text:p>
            </text:list-item>
          </text:list>
        </text:list-item>
        <text:list-item>
          <text:p text:style-name="P5">Learn how to <text:span text:style-name="Strong_20_Emphasis">deploy the app for free</text:span> so it can be shared online.</text:p>
        </text:list-item>
      </text:list>
      <text:p text:style-name="P4"><text:span text:style-name="Strong_20_Emphasis">Key Outcomes:</text:span></text:p>
      <text:list text:style-name="L2">
        <text:list-item>
          <text:p text:style-name="P6">By the end of this tutorial, you will:</text:p>
          <text:list>
            <text:list-item>
              <text:p text:style-name="P6">Have a <text:span text:style-name="Strong_20_Emphasis">fully working project</text:span> ready to showcase or extend.</text:p>
            </text:list-item>
            <text:list-item>
              <text:p text:style-name="P6">Understand how to <text:span text:style-name="Strong_20_Emphasis">implement authentication</text:span> with modern practices.</text:p>
            </text:list-item>
            <text:list-item>
              <text:p text:style-name="P6">Know how to <text:span text:style-name="Strong_20_Emphasis">deploy a production-ready app</text:span> at zero cost.</text:p>
            </text:list-item>
          </text:list>
        </text:list-item>
      </text:list>
      <text:p text:style-name="P4"><text:span text:style-name="Strong_20_Emphasis">Why it’s valuable:</text:span></text:p>
      <text:list text:style-name="L3">
        <text:list-item>
          <text:p text:style-name="P7">Helps you <text:span text:style-name="Strong_20_Emphasis">learn full-stack development</text:span> (backend + frontend integration).</text:p>
        </text:list-item>
        <text:list-item>
          <text:p text:style-name="P7">Gives you a <text:span text:style-name="Strong_20_Emphasis">real project</text:span> to show in portfolios or interviews.</text:p>
        </text:list-item>
        <text:list-item>
          <text:p text:style-name="P7"><text:soft-page-break/>Provides experience in <text:span text:style-name="Strong_20_Emphasis">deployment</text:span>, so your app isn't just stuck on localhost.</text:p>
        </text:list-item>
      </text:list>
      <text:p text:style-name="P4"><text:span text:style-name="Strong_20_Emphasis">Flow of the Tutorial:</text:span></text:p>
      <text:list text:style-name="L4">
        <text:list-item>
          <text:p text:style-name="P8"><text:span text:style-name="Strong_20_Emphasis">Demo of final project</text:span> – See what you’ll be building.</text:p>
        </text:list-item>
        <text:list-item>
          <text:p text:style-name="P8"><text:span text:style-name="Strong_20_Emphasis">Backend setup</text:span> – Django REST API.</text:p>
        </text:list-item>
        <text:list-item>
          <text:p text:style-name="P8"><text:span text:style-name="Strong_20_Emphasis">Frontend setup</text:span> – React UI.</text:p>
        </text:list-item>
        <text:list-item>
          <text:p text:style-name="P8"><text:span text:style-name="Strong_20_Emphasis">Authentication system</text:span> – Secure login using JWT.</text:p>
        </text:list-item>
        <text:list-item>
          <text:p text:style-name="P8"><text:span text:style-name="Strong_20_Emphasis">Free deployment</text:span> – Make the app live and shareable.</text:p>
        </text:list-item>
      </text:list>
      <text:p text:style-name="P4"/>
      <text:p text:style-name="P4"><text:span text:style-name="Strong_20_Emphasis">JWT (JSON Web Token)</text:span> in very simple terms:</text:p>
      <text:list text:style-name="L5">
        <text:list-item>
          <text:p text:style-name="P9">It's a <text:span text:style-name="Strong_20_Emphasis">secure way to share information</text:span> between two systems.</text:p>
        </text:list-item>
        <text:list-item>
          <text:p text:style-name="P9">Commonly used for <text:span text:style-name="Strong_20_Emphasis">user authentication</text:span> (like login).</text:p>
        </text:list-item>
        <text:list-item>
          <text:p text:style-name="P9">Contains <text:span text:style-name="Strong_20_Emphasis">encoded data</text:span> (like user ID, role) in three parts:</text:p>
          <text:list>
            <text:list-item>
              <text:p text:style-name="P9"><text:span text:style-name="Strong_20_Emphasis">Header</text:span> – type of token &amp; algorithm.</text:p>
            </text:list-item>
            <text:list-item>
              <text:p text:style-name="P9"><text:span text:style-name="Strong_20_Emphasis">Payload</text:span> – actual data (claims).</text:p>
            </text:list-item>
            <text:list-item>
              <text:p text:style-name="P9"><text:span text:style-name="Strong_20_Emphasis">Signature</text:span> – to verify it’s not tampered with.</text:p>
            </text:list-item>
          </text:list>
        </text:list-item>
        <text:list-item>
          <text:p text:style-name="P9"><text:span text:style-name="Strong_20_Emphasis">Stateless</text:span> → server doesn’t need to remember sessions.</text:p>
        </text:list-item>
        <text:list-item>
          <text:p text:style-name="P9">Looks like a <text:span text:style-name="Strong_20_Emphasis">long string with dots</text:span>, e.g., <text:span text:style-name="Source_20_Text">xxxxx.yyyyy.zzzzz</text:span>.</text:p>
        </text:list-item>
      </text:list>
      <text:p text:style-name="P4">Think of it as a <text:span text:style-name="Strong_20_Emphasis">digital ID card</text:span> that the server and client trust. ✅</text:p>
      <text:p text:style-name="P4"/>
      <text:p text:style-name="P4"/>
      <text:p text:style-name="P4"/>
      <text:h text:style-name="P10" text:outline-level="3"><text:soft-page-break/><text:span text:style-name="Strong_20_Emphasis">#2 – Project Demo &amp; Expectations</text:span></text:h>
      <text:h text:style-name="P11" text:outline-level="4"><text:span text:style-name="Strong_20_Emphasis">1. Tutorial Level</text:span></text:h>
      <text:list text:style-name="L6">
        <text:list-item>
          <text:p text:style-name="P12"><text:span text:style-name="Strong_20_Emphasis">This is for intermediate developers.</text:span></text:p>
          <text:list>
            <text:list-item>
              <text:p text:style-name="P12">You should <text:span text:style-name="Strong_20_Emphasis">already know basics</text:span> of:</text:p>
              <text:list>
                <text:list-item>
                  <text:p text:style-name="P12"><text:span text:style-name="Strong_20_Emphasis">Python</text:span> and <text:span text:style-name="Strong_20_Emphasis">JavaScript</text:span></text:p>
                </text:list-item>
                <text:list-item>
                  <text:p text:style-name="P12">Some familiarity with <text:span text:style-name="Strong_20_Emphasis">Django</text:span> and <text:span text:style-name="Strong_20_Emphasis">React</text:span></text:p>
                </text:list-item>
              </text:list>
            </text:list-item>
            <text:list-item>
              <text:p text:style-name="P12"><text:span text:style-name="Strong_20_Emphasis">Won’t cover beginner concepts</text:span> like variables, loops, etc.</text:p>
            </text:list-item>
            <text:list-item>
              <text:p text:style-name="P12">Focus will be on <text:span text:style-name="Strong_20_Emphasis">building a real-world, deployable app</text:span>.</text:p>
            </text:list-item>
          </text:list>
        </text:list-item>
      </text:list>
      <text:p text:style-name="P13"/>
      <text:h text:style-name="P11" text:outline-level="4"><text:span text:style-name="Strong_20_Emphasis">2. Quick Demo of Final App</text:span></text:h>
      <text:list text:style-name="L7">
        <text:list-item>
          <text:p text:style-name="P14"><text:span text:style-name="Strong_20_Emphasis">Core Features:</text:span></text:p>
          <text:list>
            <text:list-item>
              <text:p text:style-name="P14"><text:span text:style-name="Strong_20_Emphasis">Register a new account</text:span> – Create user with username + password.</text:p>
            </text:list-item>
            <text:list-item>
              <text:p text:style-name="P14"><text:span text:style-name="Strong_20_Emphasis">Login with credentials</text:span> – Secure authentication using JWT.</text:p>
            </text:list-item>
            <text:list-item>
              <text:p text:style-name="P14"><text:span text:style-name="Strong_20_Emphasis">Create, Read, Update, Delete (CRUD)</text:span> notes.</text:p>
              <text:list>
                <text:list-item>
                  <text:p text:style-name="P14">Example:</text:p>
                  <text:list>
                    <text:list-item>
                      <text:p text:style-name="P14">Create a new note: <text:span text:style-name="Source_20_Text">title</text:span> + <text:span text:style-name="Source_20_Text">content</text:span>.</text:p>
                    </text:list-item>
                    <text:list-item>
                      <text:p text:style-name="P14">View list of notes associated with logged-in user.</text:p>
                    </text:list-item>
                    <text:list-item>
                      <text:p text:style-name="P14">Delete notes.</text:p>
                    </text:list-item>
                  </text:list>
                </text:list-item>
              </text:list>
            </text:list-item>
            <text:list-item>
              <text:p text:style-name="P14"><text:span text:style-name="Strong_20_Emphasis">Logout securely</text:span>.</text:p>
            </text:list-item>
          </text:list>
        </text:list-item>
        <text:list-item>
          <text:p text:style-name="P14"><text:span text:style-name="Strong_20_Emphasis">Purpose of the project:</text:span></text:p>
          <text:list>
            <text:list-item>
              <text:p text:style-name="P14"><text:soft-page-break/>Learn how to <text:span text:style-name="Strong_20_Emphasis">associate data with specific users</text:span>.</text:p>
            </text:list-item>
            <text:list-item>
              <text:p text:style-name="P14">Understand <text:span text:style-name="Strong_20_Emphasis">authenticated requests</text:span>.</text:p>
            </text:list-item>
            <text:list-item>
              <text:p text:style-name="P14">Master <text:span text:style-name="Strong_20_Emphasis">CRUD operations</text:span> with a backend API + frontend UI.</text:p>
            </text:list-item>
          </text:list>
        </text:list-item>
      </text:list>
      <text:p text:style-name="P15">⚡ <text:span text:style-name="Emphasis">Note:</text:span> The UI will be <text:span text:style-name="Strong_20_Emphasis">basic</text:span>, focusing on functionality — not design.</text:p>
      <text:p text:style-name="P13"/>
      <text:h text:style-name="P11" text:outline-level="4"><text:span text:style-name="Strong_20_Emphasis">3. Deployment &amp; Competition Mention (Optional Info)</text:span></text:h>
      <text:p text:style-name="P16"><text:span text:style-name="Strong_20_Emphasis"><text:span text:style-name="T4">REMOVED*</text:span></text:span></text:p>
      <text:p text:style-name="P13"/>
      <text:h text:style-name="P11" text:outline-level="4"><text:span text:style-name="Strong_20_Emphasis">4. Key Learning Goals</text:span></text:h>
      <text:p text:style-name="P4">By the end, you will know how to:</text:p>
      <text:list text:style-name="L8">
        <text:list-item>
          <text:p text:style-name="P17"><text:span text:style-name="Strong_20_Emphasis">Build a Django REST API backend</text:span>.</text:p>
        </text:list-item>
        <text:list-item>
          <text:p text:style-name="P17"><text:span text:style-name="Strong_20_Emphasis">Connect React frontend to Django backend</text:span>.</text:p>
        </text:list-item>
        <text:list-item>
          <text:p text:style-name="P17"><text:span text:style-name="Strong_20_Emphasis">Implement JWT authentication</text:span> for secure login/logout.</text:p>
        </text:list-item>
        <text:list-item>
          <text:p text:style-name="P17"><text:span text:style-name="Strong_20_Emphasis">Deploy full-stack app for free</text:span>.</text:p>
        </text:list-item>
        <text:list-item>
          <text:p text:style-name="P17">Create a <text:span text:style-name="Strong_20_Emphasis">portfolio-ready project</text:span>.</text:p>
        </text:list-item>
      </text:list>
      <text:p text:style-name="P13"/>
      <text:h text:style-name="P11" text:outline-level="4"><text:span text:style-name="Strong_20_Emphasis">5. Tech Stack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Area</text:p>
            </table:table-cell>
            <table:table-cell table:style-name="Table1.A1" office:value-type="string">
              <text:p text:style-name="Table_20_Heading">Tech Used (Modern)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Backend</text:span></text:p>
          </table:table-cell>
          <table:table-cell table:style-name="Table1.A1" office:value-type="string">
            <text:p text:style-name="Table_20_Contents">Django + Django REST Framework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rontend</text:span></text:p>
          </table:table-cell>
          <table:table-cell table:style-name="Table1.A1" office:value-type="string">
            <text:p text:style-name="Table_20_Contents">React (Latest) + Fetch/axios for API call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uthentication</text:span></text:p>
          </table:table-cell>
          <table:table-cell table:style-name="Table1.A1" office:value-type="string">
            <text:p text:style-name="Table_20_Contents">JWT (JSON Web Token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eployment</text:span></text:p>
          </table:table-cell>
          <table:table-cell table:style-name="Table1.A1" office:value-type="string">
            <text:p text:style-name="Table_20_Contents">Free hosting platforms like Render or Railway <text:span text:style-name="Emphasis">(modern &amp; free)</text:span></text:p>
          </table:table-cell>
        </table:table-row>
      </table:table>
      <text:p text:style-name="P13"/>
      <text:h text:style-name="P11" text:outline-level="4"><text:span text:style-name="Strong_20_Emphasis">6. Next Step</text:span></text:h>
      <text:list text:style-name="L9">
        <text:list-item>
          <text:p text:style-name="P18">Start by <text:span text:style-name="Strong_20_Emphasis">setting up the backend (Django API)</text:span>.</text:p>
        </text:list-item>
        <text:list-item>
          <text:p text:style-name="P18"><text:soft-page-break/>Then move step-by-step:</text:p>
          <text:list>
            <text:list-item>
              <text:p text:style-name="P18">Backend → API routes &amp; authentication.</text:p>
            </text:list-item>
            <text:list-item>
              <text:p text:style-name="P18">Frontend → React UI for login/register &amp; CRUD.</text:p>
            </text:list-item>
            <text:list-item>
              <text:p text:style-name="P18">Connect both ends.</text:p>
            </text:list-item>
            <text:list-item>
              <text:p text:style-name="P18">Deploy online.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/>
      <text:p text:style-name="P19"/>
      <text:p text:style-name="P19"/>
      <text:p text:style-name="P19"/>
      <text:p text:style-name="P19"/>
      <text:p text:style-name="P19"/>
      <text:h text:style-name="P20" text:outline-level="2"><text:soft-page-break/><text:span text:style-name="Strong_20_Emphasis">#3 – Setting Up the Backend (Windows)</text:span></text:h>
      <text:h text:style-name="P21" text:outline-level="3"><text:span text:style-name="Strong_20_Emphasis">1. Overall Plan</text:span></text:h>
      <text:p text:style-name="P22">We will build the <text:span text:style-name="Strong_20_Emphasis">backend first</text:span>, then move step-by-step through the rest:</text:p>
      <text:list text:style-name="L10">
        <text:list-item>
          <text:p text:style-name="P23"><text:span text:style-name="Strong_20_Emphasis">Backend (API)</text:span></text:p>
          <text:list>
            <text:list-item>
              <text:p text:style-name="P23">Handles <text:span text:style-name="Strong_20_Emphasis">data storage</text:span>.</text:p>
            </text:list-item>
            <text:list-item>
              <text:p text:style-name="P23">Manages <text:span text:style-name="Strong_20_Emphasis">users and authentication</text:span> (JWT).</text:p>
            </text:list-item>
            <text:list-item>
              <text:p text:style-name="P23">Provides endpoints for frontend requests.</text:p>
            </text:list-item>
          </text:list>
        </text:list-item>
        <text:list-item>
          <text:p text:style-name="P23"><text:span text:style-name="Strong_20_Emphasis">Frontend (React UI)</text:span></text:p>
          <text:list>
            <text:list-item>
              <text:p text:style-name="P23">User-facing interface.</text:p>
            </text:list-item>
            <text:list-item>
              <text:p text:style-name="P23">Features: Register, Login, CRUD notes.</text:p>
            </text:list-item>
          </text:list>
        </text:list-item>
        <text:list-item>
          <text:p text:style-name="P23"><text:span text:style-name="Strong_20_Emphasis">Database Deployment</text:span></text:p>
          <text:list>
            <text:list-item>
              <text:p text:style-name="P23">Use a <text:span text:style-name="Strong_20_Emphasis">cloud database</text:span> for production (e.g., PostgreSQL).</text:p>
            </text:list-item>
          </text:list>
        </text:list-item>
        <text:list-item>
          <text:p text:style-name="P23"><text:span text:style-name="Strong_20_Emphasis">Deploy Backend &amp; Frontend</text:span></text:p>
          <text:list>
            <text:list-item>
              <text:p text:style-name="P23">Deploy both online.</text:p>
            </text:list-item>
            <text:list-item>
              <text:p text:style-name="P23">Connect them together.</text:p>
            </text:list-item>
          </text:list>
        </text:list-item>
      </text:list>
      <text:p text:style-name="P24"/>
      <text:h text:style-name="P21" text:outline-level="3"><text:span text:style-name="Strong_20_Emphasis">2. Create a Project Folder</text:span></text:h>
      <text:list text:style-name="L11">
        <text:list-item>
          <text:p text:style-name="P25">Open <text:span text:style-name="Strong_20_Emphasis">Visual Studio Code (VS Code)</text:span>.</text:p>
        </text:list-item>
        <text:list-item>
          <text:p text:style-name="P25">Create a folder named:</text:p>
          <text:p text:style-name="P26"><text:span text:style-name="Source_20_Text">DjangoReactTutorial</text:span></text:p>
          <text:p text:style-name="P25"><text:span text:style-name="Emphasis">(You can store this anywhere — Desktop is fine.)</text:span></text:p>
        </text:list-item>
        <text:list-item>
          <text:p text:style-name="P25">Open this folder in VS Code.</text:p>
        </text:list-item>
        <text:list-item>
          <text:p text:style-name="P25"><text:soft-page-break/>Open <text:span text:style-name="Strong_20_Emphasis">Terminal</text:span> in VS Code:</text:p>
          <text:list>
            <text:list-item>
              <text:p text:style-name="P25"><text:span text:style-name="Emphasis">Shortcut:</text:span> <text:span text:style-name="Source_20_Text">Ctrl + ` </text:span></text:p>
            </text:list-item>
          </text:list>
        </text:list-item>
      </text:list>
      <text:p text:style-name="P24"/>
      <text:h text:style-name="P21" text:outline-level="3"><text:span text:style-name="Strong_20_Emphasis">3. Create a Virtual Environment (Windows)</text:span></text:h>
      <text:p text:style-name="P22">A virtual environment isolates project dependencies.</text:p>
      <text:p text:style-name="P22"><text:span text:style-name="Strong_20_Emphasis">Commands:</text:span></text:p>
      <text:p text:style-name="P27"><text:span text:style-name="Source_20_Text">python -m venv env</text:span></text:p>
      <text:list text:style-name="L12">
        <text:list-item>
          <text:p text:style-name="P28">This creates a folder named <text:span text:style-name="Source_20_Text">env</text:span>.</text:p>
        </text:list-item>
      </text:list>
      <text:p text:style-name="P24"/>
      <text:h text:style-name="P21" text:outline-level="3"><text:span text:style-name="Strong_20_Emphasis">4. Activate the Virtual Environment (Windows)</text:span></text:h>
      <text:p text:style-name="P22"><text:span text:style-name="Strong_20_Emphasis">Command (Windows Command Prompt):</text:span></text:p>
      <text:p text:style-name="P27"><text:span text:style-name="Source_20_Text">env\Scripts\activate</text:span></text:p>
      <text:p text:style-name="P22"><text:span text:style-name="Strong_20_Emphasis">Command (Windows PowerShell):</text:span></text:p>
      <text:p text:style-name="P27"><text:span text:style-name="Source_20_Text">.\env\Scripts\Activate.ps1</text:span></text:p>
      <text:p text:style-name="P29">💡 <text:span text:style-name="Emphasis">If activation fails in PowerShell:</text:span></text:p>
      <text:list text:style-name="L13">
        <text:list-item>
          <text:p text:style-name="P30">You may need to enable scripts with:</text:p>
          <text:p text:style-name="P31"><text:span text:style-name="Source_20_Text">Set-ExecutionPolicy Unrestricted -Scope Process</text:span></text:p>
        </text:list-item>
        <text:list-item>
          <text:p text:style-name="P32">Then try again.</text:p>
        </text:list-item>
      </text:list>
      <text:p text:style-name="P22"><text:span text:style-name="Strong_20_Emphasis">Verification:</text:span></text:p>
      <text:list text:style-name="L14">
        <text:list-item>
          <text:p text:style-name="P33">If successful, your terminal will <text:span text:style-name="Strong_20_Emphasis">show a prefix</text:span> like:</text:p>
          <text:p text:style-name="P34"><text:span text:style-name="Source_20_Text">(env) C:\Users\YourName\Desktop\DjangoReactTutorial&gt;</text:span></text:p>
        </text:list-item>
      </text:list>
      <text:p text:style-name="P24"><text:soft-page-break/></text:p>
      <text:h text:style-name="P21" text:outline-level="3"><text:span text:style-name="Strong_20_Emphasis">5. Create </text:span><text:span text:style-name="Strong_20_Emphasis"><text:span text:style-name="Source_20_Text">requirements.txt</text:span></text:span></text:h>
      <text:list text:style-name="L15">
        <text:list-item>
          <text:p text:style-name="P35">In the <text:span text:style-name="Strong_20_Emphasis">root folder</text:span>, create a file named:</text:p>
          <text:p text:style-name="P36"><text:span text:style-name="Source_20_Text">requirements.txt</text:span></text:p>
        </text:list-item>
      </text:list>
      <text:p text:style-name="P22"><text:span text:style-name="Strong_20_Emphasis">Paste the dependencies below:</text:span></text:p>
      <text:p text:style-name="P27"><text:span text:style-name="Source_20_Text">asgiref</text:span></text:p>
      <text:p text:style-name="P37"><text:span text:style-name="Source_20_Text">Django</text:span></text:p>
      <text:p text:style-name="P37"><text:span text:style-name="Source_20_Text">django-cors-headers</text:span></text:p>
      <text:p text:style-name="P37"><text:span text:style-name="Source_20_Text">djangorestframework</text:span></text:p>
      <text:p text:style-name="P37"><text:span text:style-name="Source_20_Text">djangorestframework-simplejwt</text:span></text:p>
      <text:p text:style-name="P37"><text:span text:style-name="Source_20_Text">PyJWT</text:span></text:p>
      <text:p text:style-name="P37"><text:span text:style-name="Source_20_Text">pytz</text:span></text:p>
      <text:p text:style-name="P37"><text:span text:style-name="Source_20_Text">sqlparse</text:span></text:p>
      <text:p text:style-name="P37"><text:span text:style-name="Source_20_Text">psycopg2-binary</text:span></text:p>
      <text:p text:style-name="P37"><text:span text:style-name="Source_20_Text">python-dotenv</text:span></text:p>
      <text:p text:style-name="P24"/>
      <text:h text:style-name="P21" text:outline-level="3"><text:span text:style-name="Strong_20_Emphasis">6. Install All Dependencies</text:span></text:h>
      <text:p text:style-name="P22">Run the following inside the activated virtual environment:</text:p>
      <text:p text:style-name="P27"><text:span text:style-name="Source_20_Text">pip install -r requirements.txt</text:span></text:p>
      <text:p text:style-name="P22">This installs everything needed for Django, REST APIs, JWT auth, and PostgreSQL support.</text:p>
      <text:p text:style-name="P29">✅ <text:span text:style-name="Strong_20_Emphasis">Packages Explanation:</text:span></text:p>
      <text:list text:style-name="L16">
        <text:list-item>
          <text:p text:style-name="P38"><text:span text:style-name="Strong_20_Emphasis">Django:</text:span> Core backend framework.</text:p>
        </text:list-item>
        <text:list-item>
          <text:p text:style-name="P38"><text:soft-page-break/><text:span text:style-name="Strong_20_Emphasis">django-cors-headers:</text:span> Fixes CORS errors when frontend (React) calls backend.</text:p>
        </text:list-item>
        <text:list-item>
          <text:p text:style-name="P38"><text:span text:style-name="Strong_20_Emphasis">djangorestframework (DRF):</text:span> API building tool.</text:p>
        </text:list-item>
        <text:list-item>
          <text:p text:style-name="P38"><text:span text:style-name="Strong_20_Emphasis">djangorestframework-simplejwt:</text:span> JWT-based authentication.</text:p>
        </text:list-item>
        <text:list-item>
          <text:p text:style-name="P38"><text:span text:style-name="Strong_20_Emphasis">psycopg2-binary:</text:span> PostgreSQL database driver.</text:p>
        </text:list-item>
        <text:list-item>
          <text:p text:style-name="P38"><text:span text:style-name="Strong_20_Emphasis">python-dotenv:</text:span> Manage environment variables securely.</text:p>
        </text:list-item>
      </text:list>
      <text:p text:style-name="P24"/>
      <text:h text:style-name="P21" text:outline-level="3"><text:span text:style-name="Strong_20_Emphasis">7. Create a Django Project</text:span></text:h>
      <text:p text:style-name="P22"><text:span text:style-name="Strong_20_Emphasis">Command:</text:span></text:p>
      <text:p text:style-name="P27"><text:span text:style-name="Source_20_Text">django-admin startproject backend</text:span></text:p>
      <text:p text:style-name="P22">This generates a folder named <text:span text:style-name="Source_20_Text">backend</text:span> with initial Django project files.</text:p>
      <text:p text:style-name="P22"><text:span text:style-name="Strong_20_Emphasis">Project Structure After Command:</text:span></text:p>
      <text:p text:style-name="P27"><text:span text:style-name="Source_20_Text">DjangoReactTutorial/</text:span></text:p>
      <text:p text:style-name="P37"><text:span text:style-name="Source_20_Text">│</text:span></text:p>
      <text:p text:style-name="P37"><text:span text:style-name="Source_20_Text">├── env/</text:span></text:p>
      <text:p text:style-name="P37"><text:span text:style-name="Source_20_Text">├── requirements.txt</text:span></text:p>
      <text:p text:style-name="P37"><text:span text:style-name="Source_20_Text">└── backend/</text:span></text:p>
      <text:p text:style-name="P37"><text:span text:style-name="Source_20_Text"><text:s text:c="4"/>├── backend/</text:span></text:p>
      <text:p text:style-name="P37"><text:span text:style-name="Source_20_Text"><text:s text:c="4"/>│ <text:s text:c="2"/>├── settings.py</text:span></text:p>
      <text:p text:style-name="P37"><text:span text:style-name="Source_20_Text"><text:s text:c="4"/>│ <text:s text:c="2"/>├── urls.py</text:span></text:p>
      <text:p text:style-name="P37"><text:span text:style-name="Source_20_Text"><text:s text:c="4"/>│ <text:s text:c="2"/>└── ...</text:span></text:p>
      <text:p text:style-name="P37"><text:soft-page-break/><text:span text:style-name="Source_20_Text"><text:s text:c="4"/>└── manage.py</text:span></text:p>
      <text:p text:style-name="P24"/>
      <text:h text:style-name="P21" text:outline-level="3"><text:span text:style-name="Strong_20_Emphasis">8. Create a Django App</text:span></text:h>
      <text:p text:style-name="P22">Django apps hold <text:span text:style-name="Strong_20_Emphasis">custom logic</text:span> like APIs, authentication, etc.</text:p>
      <text:p text:style-name="P22"><text:span text:style-name="Strong_20_Emphasis">Commands:</text:span></text:p>
      <text:p text:style-name="P27"><text:span text:style-name="Source_20_Text">cd backend</text:span></text:p>
      <text:p text:style-name="P37"><text:span text:style-name="Source_20_Text">python manage.py startapp api</text:span></text:p>
      <text:p text:style-name="P22"><text:span text:style-name="Strong_20_Emphasis">Updated Structure:</text:span></text:p>
      <text:p text:style-name="P27"><text:span text:style-name="Source_20_Text">DjangoReactTutorial/</text:span></text:p>
      <text:p text:style-name="P37"><text:span text:style-name="Source_20_Text">│</text:span></text:p>
      <text:p text:style-name="P37"><text:span text:style-name="Source_20_Text">├── env/</text:span></text:p>
      <text:p text:style-name="P37"><text:span text:style-name="Source_20_Text">├── requirements.txt</text:span></text:p>
      <text:p text:style-name="P37"><text:span text:style-name="Source_20_Text">└── backend/</text:span></text:p>
      <text:p text:style-name="P37"><text:span text:style-name="Source_20_Text"><text:s text:c="4"/>├── backend/</text:span></text:p>
      <text:p text:style-name="P37"><text:span text:style-name="Source_20_Text"><text:s text:c="4"/>│ <text:s text:c="2"/>├── settings.py</text:span></text:p>
      <text:p text:style-name="P37"><text:span text:style-name="Source_20_Text"><text:s text:c="4"/>│ <text:s text:c="2"/>├── urls.py</text:span></text:p>
      <text:p text:style-name="P37"><text:span text:style-name="Source_20_Text"><text:s text:c="4"/>│ <text:s text:c="2"/>└── ...</text:span></text:p>
      <text:p text:style-name="P37"><text:span text:style-name="Source_20_Text"><text:s text:c="4"/>├── api/</text:span></text:p>
      <text:p text:style-name="P37"><text:span text:style-name="Source_20_Text"><text:s text:c="4"/>│ <text:s text:c="2"/>├── admin.py</text:span></text:p>
      <text:p text:style-name="P37"><text:span text:style-name="Source_20_Text"><text:s text:c="4"/>│ <text:s text:c="2"/>├── models.py</text:span></text:p>
      <text:p text:style-name="P37"><text:span text:style-name="Source_20_Text"><text:s text:c="4"/>│ <text:s text:c="2"/>├── views.py</text:span></text:p>
      <text:p text:style-name="P37"><text:span text:style-name="Source_20_Text"><text:s text:c="4"/>│ <text:s text:c="2"/>└── ...</text:span></text:p>
      <text:p text:style-name="P37"><text:span text:style-name="Source_20_Text"><text:s text:c="4"/>└── manage.py</text:span></text:p>
      <text:p text:style-name="P24"/>
      <text:h text:style-name="P21" text:outline-level="3"><text:soft-page-break/><text:span text:style-name="Strong_20_Emphasis">Summary of Completed Steps</text:span></text:h>
      <text:p text:style-name="P22">✅ Backend preparation done:</text:p>
      <text:list text:style-name="L17">
        <text:list-item>
          <text:p text:style-name="P39">Folder + VS Code setup.</text:p>
        </text:list-item>
        <text:list-item>
          <text:p text:style-name="P39">Virtual environment created and activated.</text:p>
        </text:list-item>
        <text:list-item>
          <text:p text:style-name="P39">Added and installed all dependencies.</text:p>
        </text:list-item>
        <text:list-item>
          <text:p text:style-name="P39">Created Django project <text:span text:style-name="Source_20_Text">backend</text:span>.</text:p>
        </text:list-item>
        <text:list-item>
          <text:p text:style-name="P39">Added <text:span text:style-name="Source_20_Text">api</text:span> app for our custom code.</text:p>
        </text:list-item>
      </text:list>
      <text:p text:style-name="P24"/>
      <text:h text:style-name="P21" text:outline-level="3"><text:span text:style-name="Strong_20_Emphasis">Next Step</text:span></text:h>
      <text:list text:style-name="L18">
        <text:list-item>
          <text:p text:style-name="P40">Configure Django settings:</text:p>
          <text:list>
            <text:list-item>
              <text:p text:style-name="P40">Add installed apps.</text:p>
            </text:list-item>
            <text:list-item>
              <text:p text:style-name="P40">Set up CORS.</text:p>
            </text:list-item>
            <text:list-item>
              <text:p text:style-name="P40">Prepare for JWT authentication.</text:p>
            </text:list-item>
          </text:list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41" text:outline-level="2"><text:soft-page-break/><text:span text:style-name="Strong_20_Emphasis">#4 – Configuring </text:span><text:span text:style-name="Strong_20_Emphasis"><text:span text:style-name="Source_20_Text">settings.py</text:span></text:span><text:span text:style-name="Strong_20_Emphasis"> for Django Backend</text:span></text:h>
      <text:p text:style-name="P22">This step ensures Django is properly configured for:</text:p>
      <text:list text:style-name="L19">
        <text:list-item>
          <text:p text:style-name="P42"><text:span text:style-name="Strong_20_Emphasis">JWT authentication</text:span></text:p>
        </text:list-item>
        <text:list-item>
          <text:p text:style-name="P42"><text:span text:style-name="Strong_20_Emphasis">CORS (Cross-Origin Resource Sharing)</text:span></text:p>
        </text:list-item>
        <text:list-item>
          <text:p text:style-name="P42"><text:span text:style-name="Strong_20_Emphasis">Connecting with the React frontend</text:span></text:p>
        </text:list-item>
        <text:list-item>
          <text:p text:style-name="P42"><text:span text:style-name="Strong_20_Emphasis">Future deployment</text:span></text:p>
        </text:list-item>
      </text:list>
      <text:p text:style-name="P24"/>
      <text:h text:style-name="P21" text:outline-level="3"><text:span text:style-name="Strong_20_Emphasis">1. Open </text:span><text:span text:style-name="Strong_20_Emphasis"><text:span text:style-name="Source_20_Text">settings.py</text:span></text:span></text:h>
      <text:list text:style-name="L20">
        <text:list-item>
          <text:p text:style-name="P43">Navigate to:</text:p>
          <text:p text:style-name="P44"><text:span text:style-name="Source_20_Text">DjangoReactTutorial/backend/backend/settings.py</text:span></text:p>
        </text:list-item>
      </text:list>
      <text:p text:style-name="P24"/>
      <text:h text:style-name="P21" text:outline-level="3"><text:span text:style-name="Strong_20_Emphasis">2. Add Required Imports (At the Top)</text:span></text:h>
      <text:p text:style-name="P22">Add these <text:span text:style-name="Strong_20_Emphasis">at the very top</text:span> of the file:</text:p>
      <text:p text:style-name="P27"><text:span text:style-name="Source_20_Text">from datetime import timedelta</text:span></text:p>
      <text:p text:style-name="P37"><text:span text:style-name="Source_20_Text">from dotenv import load_dotenv</text:span></text:p>
      <text:p text:style-name="P37"><text:span text:style-name="Source_20_Text">import os</text:span></text:p>
      <text:p text:style-name="P22"><text:span text:style-name="Strong_20_Emphasis">What they do:</text:span></text:p>
      <text:list text:style-name="L21">
        <text:list-item>
          <text:p text:style-name="P45"><text:span text:style-name="Source_20_Text">timedelta</text:span> → Used to set <text:span text:style-name="Strong_20_Emphasis">JWT token expiry time</text:span>.</text:p>
        </text:list-item>
        <text:list-item>
          <text:p text:style-name="P45"><text:span text:style-name="Source_20_Text">load_dotenv()</text:span> → Loads <text:span text:style-name="Strong_20_Emphasis">environment variables</text:span> (like DB credentials) from a <text:span text:style-name="Source_20_Text">.env</text:span> file.</text:p>
        </text:list-item>
        <text:list-item>
          <text:p text:style-name="P45"><text:span text:style-name="Source_20_Text">os</text:span> → Used for file paths and reading environment variables.</text:p>
        </text:list-item>
      </text:list>
      <text:p text:style-name="P24"/>
      <text:h text:style-name="P21" text:outline-level="3"><text:soft-page-break/><text:span text:style-name="Strong_20_Emphasis">3. Load Environment Variables</text:span></text:h>
      <text:p text:style-name="P22">Add this <text:span text:style-name="Strong_20_Emphasis">right below imports</text:span>:</text:p>
      <text:p text:style-name="P27"><text:span text:style-name="Source_20_Text">load_dotenv()</text:span></text:p>
      <text:p text:style-name="P29">💡 <text:span text:style-name="Emphasis">Why?</text:span><text:line-break/>This lets you store sensitive information like database passwords in a <text:span text:style-name="Source_20_Text">.env</text:span> file instead of directly in the code.</text:p>
      <text:p text:style-name="P24"/>
      <text:h text:style-name="P21" text:outline-level="3"><text:span text:style-name="Strong_20_Emphasis">4. Configure </text:span><text:span text:style-name="Strong_20_Emphasis"><text:span text:style-name="Source_20_Text">ALLOWED_HOSTS</text:span></text:span></text:h>
      <text:p text:style-name="P22">Scroll down to <text:span text:style-name="Source_20_Text">ALLOWED_HOSTS</text:span> and update it as:</text:p>
      <text:p text:style-name="P27"><text:span text:style-name="Source_20_Text">ALLOWED_HOSTS = ["*"]</text:span></text:p>
      <text:list text:style-name="L22">
        <text:list-item>
          <text:p text:style-name="P46"><text:span text:style-name="Source_20_Text">"*"</text:span> allows any domain to access the backend.</text:p>
        </text:list-item>
        <text:list-item>
          <text:p text:style-name="P46"><text:span text:style-name="Strong_20_Emphasis">Later for production</text:span>, replace <text:span text:style-name="Source_20_Text">*</text:span> with your actual domain name for better security.</text:p>
        </text:list-item>
      </text:list>
      <text:p text:style-name="P24"/>
      <text:h text:style-name="P21" text:outline-level="3"><text:span text:style-name="Strong_20_Emphasis">5. Add REST Framework &amp; JWT Config</text:span></text:h>
      <text:p text:style-name="P22">Add this <text:span text:style-name="Strong_20_Emphasis">below your existing settings</text:span> (right after <text:span text:style-name="Source_20_Text">ALLOWED_HOSTS</text:span>):</text:p>
      <text:p text:style-name="P27"><text:span text:style-name="Source_20_Text">REST_FRAMEWORK = {</text:span></text:p>
      <text:p text:style-name="P37"><text:span text:style-name="Source_20_Text"><text:s text:c="4"/>'DEFAULT_AUTHENTICATION_CLASSES': (</text:span></text:p>
      <text:p text:style-name="P37"><text:span text:style-name="Source_20_Text"><text:s text:c="8"/>'rest_framework_simplejwt.authentication.JWTAuthentication',</text:span></text:p>
      <text:p text:style-name="P37"><text:span text:style-name="Source_20_Text"><text:s text:c="4"/>),</text:span></text:p>
      <text:p text:style-name="P37"><text:span text:style-name="Source_20_Text"><text:s text:c="4"/>'DEFAULT_PERMISSION_CLASSES': (</text:span></text:p>
      <text:p text:style-name="P37"><text:soft-page-break/><text:span text:style-name="Source_20_Text"><text:s text:c="8"/>'rest_framework.permissions.IsAuthenticated',</text:span></text:p>
      <text:p text:style-name="P37"><text:span text:style-name="Source_20_Text"><text:s text:c="4"/>),</text:span></text:p>
      <text:p text:style-name="P37"><text:span text:style-name="Source_20_Text">}</text:span></text:p>
      <text:p text:style-name="P37"/>
      <text:p text:style-name="P37"><text:span text:style-name="Source_20_Text">SIMPLE_JWT = {</text:span></text:p>
      <text:p text:style-name="P37"><text:span text:style-name="Source_20_Text"><text:s text:c="4"/>'ACCESS_TOKEN_LIFETIME': timedelta(minutes=30), <text:s/># Token valid for 30 mins</text:span></text:p>
      <text:p text:style-name="P37"><text:span text:style-name="Source_20_Text"><text:s text:c="4"/>'REFRESH_TOKEN_LIFETIME': timedelta(days=1), <text:s text:c="4"/># Refresh token valid for 1 day</text:span></text:p>
      <text:p text:style-name="P37"><text:span text:style-name="Source_20_Text"><text:s text:c="4"/>'ROTATE_REFRESH_TOKENS': True,</text:span></text:p>
      <text:p text:style-name="P37"><text:span text:style-name="Source_20_Text"><text:s text:c="4"/>'BLACKLIST_AFTER_ROTATION': True,</text:span></text:p>
      <text:p text:style-name="P37"><text:span text:style-name="Source_20_Text">}</text:span></text:p>
      <text:p text:style-name="P29">✅ <text:span text:style-name="Strong_20_Emphasis">Why this matters:</text:span></text:p>
      <text:list text:style-name="L23">
        <text:list-item>
          <text:p text:style-name="P47"><text:span text:style-name="Strong_20_Emphasis">Access Token</text:span>: Used to access protected endpoints (short-lived).</text:p>
        </text:list-item>
        <text:list-item>
          <text:p text:style-name="P47"><text:span text:style-name="Strong_20_Emphasis">Refresh Token</text:span>: Used to request a new access token without logging in again (longer-lived).</text:p>
        </text:list-item>
      </text:list>
      <text:p text:style-name="P24"/>
      <text:h text:style-name="P21" text:outline-level="3"><text:span text:style-name="Strong_20_Emphasis">6. Update </text:span><text:span text:style-name="Strong_20_Emphasis"><text:span text:style-name="Source_20_Text">INSTALLED_APPS</text:span></text:span></text:h>
      <text:p text:style-name="P22">Find <text:span text:style-name="Source_20_Text">INSTALLED_APPS</text:span> and <text:span text:style-name="Strong_20_Emphasis">add these three entries</text:span>:</text:p>
      <text:p text:style-name="P27"><text:span text:style-name="Source_20_Text">INSTALLED_APPS = [</text:span></text:p>
      <text:p text:style-name="P37"><text:soft-page-break/><text:span text:style-name="Source_20_Text"><text:s text:c="4"/># Default Django apps...</text:span></text:p>
      <text:p text:style-name="P37"><text:span text:style-name="Source_20_Text"><text:s text:c="4"/>'rest_framework',</text:span></text:p>
      <text:p text:style-name="P37"><text:span text:style-name="Source_20_Text"><text:s text:c="4"/>'corsheaders', <text:s text:c="5"/># Handles frontend-backend communication</text:span></text:p>
      <text:p text:style-name="P37"><text:span text:style-name="Source_20_Text"><text:s text:c="4"/>'api', <text:s text:c="13"/># Our custom app</text:span></text:p>
      <text:p text:style-name="P37"><text:span text:style-name="Source_20_Text">]</text:span></text:p>
      <text:p text:style-name="P29">⚡ <text:span text:style-name="Strong_20_Emphasis">Why?</text:span></text:p>
      <text:list text:style-name="L24">
        <text:list-item>
          <text:p text:style-name="P48"><text:span text:style-name="Source_20_Text">rest_framework</text:span> → Required for building APIs.</text:p>
        </text:list-item>
        <text:list-item>
          <text:p text:style-name="P48"><text:span text:style-name="Source_20_Text">corsheaders</text:span> → Prevents cross-origin errors when React communicates with Django.</text:p>
        </text:list-item>
        <text:list-item>
          <text:p text:style-name="P48"><text:span text:style-name="Source_20_Text">api</text:span> → Custom app we created earlier.</text:p>
        </text:list-item>
      </text:list>
      <text:p text:style-name="P24"/>
      <text:h text:style-name="P21" text:outline-level="3"><text:span text:style-name="Strong_20_Emphasis">7. Add CORS Middleware</text:span></text:h>
      <text:p text:style-name="P22"><text:span text:style-name="Strong_20_Emphasis"><text:span text:style-name="Source_20_Text">MIDDLEWARE</text:span></text:span><text:span text:style-name="Strong_20_Emphasis"> list after adding </text:span><text:span text:style-name="Strong_20_Emphasis"><text:span text:style-name="Source_20_Text">corsheaders</text:span></text:span><text:span text:style-name="Strong_20_Emphasis">:</text:span></text:p>
      <text:p text:style-name="P27"><text:span text:style-name="Source_20_Text">MIDDLEWARE = [</text:span></text:p>
      <text:p text:style-name="P37"><text:span text:style-name="Source_20_Text"><text:s text:c="4"/>'django.middleware.security.SecurityMiddleware',</text:span></text:p>
      <text:p text:style-name="P37"/>
      <text:p text:style-name="P37"><text:span text:style-name="Source_20_Text"><text:s text:c="4"/># 👇 Add CORS middleware right after SecurityMiddleware</text:span></text:p>
      <text:p text:style-name="P37"><text:span text:style-name="Source_20_Text"><text:s text:c="4"/>'corsheaders.middleware.CorsMiddleware',</text:span></text:p>
      <text:p text:style-name="P37"/>
      <text:p text:style-name="P37"><text:soft-page-break/><text:span text:style-name="Source_20_Text"><text:s text:c="4"/>'django.contrib.sessions.middleware.SessionMiddleware',</text:span></text:p>
      <text:p text:style-name="P37"><text:span text:style-name="Source_20_Text"><text:s text:c="4"/>'django.middleware.common.CommonMiddleware',</text:span></text:p>
      <text:p text:style-name="P37"><text:span text:style-name="Source_20_Text"><text:s text:c="4"/>'django.middleware.csrf.CsrfViewMiddleware',</text:span></text:p>
      <text:p text:style-name="P37"><text:span text:style-name="Source_20_Text"><text:s text:c="4"/>'django.contrib.auth.middleware.AuthenticationMiddleware',</text:span></text:p>
      <text:p text:style-name="P37"><text:span text:style-name="Source_20_Text"><text:s text:c="4"/>'django.contrib.messages.middleware.MessageMiddleware',</text:span></text:p>
      <text:p text:style-name="P37"><text:span text:style-name="Source_20_Text"><text:s text:c="4"/>'django.middleware.clickjacking.XFrameOptionsMiddleware',</text:span></text:p>
      <text:p text:style-name="P37"><text:span text:style-name="Source_20_Text">]</text:span></text:p>
      <text:p text:style-name="P24"/>
      <text:h text:style-name="P21" text:outline-level="3"><text:span text:style-name="Strong_20_Emphasis">Why this order matters</text:span></text:h>
      <text:list text:style-name="L25">
        <text:list-item>
          <text:p text:style-name="P49"><text:span text:style-name="Source_20_Text">CorsMiddleware</text:span> <text:span text:style-name="Strong_20_Emphasis">must be placed right after</text:span> <text:span text:style-name="Source_20_Text">SecurityMiddleware</text:span>.</text:p>
        </text:list-item>
        <text:list-item>
          <text:p text:style-name="P49">If it's placed <text:span text:style-name="Strong_20_Emphasis">below</text:span> things like <text:span text:style-name="Source_20_Text">CommonMiddleware</text:span> or <text:span text:style-name="Source_20_Text">CsrfViewMiddleware</text:span>,<text:line-break/>it <text:span text:style-name="Strong_20_Emphasis">won't work correctly</text:span> and you might face <text:span text:style-name="Strong_20_Emphasis">CORS errors</text:span>.</text:p>
        </text:list-item>
        <text:list-item>
          <text:p text:style-name="P49">Django first processes requests <text:span text:style-name="Strong_20_Emphasis">from top to bottom</text:span>,<text:line-break/>and responses <text:span text:style-name="Strong_20_Emphasis">from bottom to top</text:span>, so <text:span text:style-name="Source_20_Text">CorsMiddleware</text:span> needs to:</text:p>
          <text:list>
            <text:list-item>
              <text:p text:style-name="P49"><text:soft-page-break/>See requests <text:span text:style-name="Strong_20_Emphasis">early</text:span> (before Django blocks them).</text:p>
            </text:list-item>
            <text:list-item>
              <text:p text:style-name="P49">Modify responses <text:span text:style-name="Strong_20_Emphasis">before they're sent back</text:span>.</text:p>
            </text:list-item>
          </text:list>
        </text:list-item>
      </text:list>
      <text:p text:style-name="P24"/>
      <text:h text:style-name="P21" text:outline-level="3"><text:span text:style-name="Strong_20_Emphasis">Quick Visual Flow</text:span></text:h>
      <text:p text:style-name="P27"><text:span text:style-name="Source_20_Text">Request enters →</text:span></text:p>
      <text:p text:style-name="P37"><text:span text:style-name="Source_20_Text">SecurityMiddleware →</text:span></text:p>
      <text:p text:style-name="P37"><text:span text:style-name="Source_20_Text">CorsMiddleware →</text:span></text:p>
      <text:p text:style-name="P37"><text:span text:style-name="Source_20_Text">SessionMiddleware →</text:span></text:p>
      <text:p text:style-name="P37"><text:span text:style-name="Source_20_Text">CommonMiddleware →</text:span></text:p>
      <text:p text:style-name="P37"><text:span text:style-name="Source_20_Text">CsrfViewMiddleware →</text:span></text:p>
      <text:p text:style-name="P37"><text:span text:style-name="Source_20_Text">AuthenticationMiddleware →</text:span></text:p>
      <text:p text:style-name="P37"><text:span text:style-name="Source_20_Text">MessagesMiddleware →</text:span></text:p>
      <text:p text:style-name="P37"><text:span text:style-name="Source_20_Text">ClickjackingMiddleware →</text:span></text:p>
      <text:p text:style-name="P37"><text:span text:style-name="Source_20_Text">View</text:span></text:p>
      <text:p text:style-name="P22">This ensures:</text:p>
      <text:list text:style-name="L26">
        <text:list-item>
          <text:p text:style-name="P50">CORS headers are correctly added <text:span text:style-name="Strong_20_Emphasis">both ways</text:span> (request &amp; response).</text:p>
        </text:list-item>
        <text:list-item>
          <text:p text:style-name="P50">CSRF and session logic stay intact. ✅</text:p>
        </text:list-item>
      </text:list>
      <text:p text:style-name="P24"/>
      <text:h text:style-name="P21" text:outline-level="3"><text:span text:style-name="Strong_20_Emphasis">8. Enable All Origins (Temporary for Development)</text:span></text:h>
      <text:p text:style-name="P22">Scroll to the <text:span text:style-name="Strong_20_Emphasis">bottom of </text:span><text:span text:style-name="Strong_20_Emphasis"><text:span text:style-name="Source_20_Text">settings.py</text:span></text:span> and add:</text:p>
      <text:p text:style-name="P27"><text:span text:style-name="Source_20_Text">CORS_ALLOW_ALL_ORIGINS = True</text:span></text:p>
      <text:p text:style-name="P37"><text:span text:style-name="Source_20_Text">CORS_ALLOW_CREDENTIALS = True</text:span></text:p>
      <text:p text:style-name="P29">⚠️ <text:span text:style-name="Strong_20_Emphasis">Security Note:</text:span></text:p>
      <text:list text:style-name="L27">
        <text:list-item>
          <text:p text:style-name="P51"><text:soft-page-break/>This is fine for <text:span text:style-name="Strong_20_Emphasis">development</text:span>, but in production, restrict it to:</text:p>
          <text:p text:style-name="P52"><text:span text:style-name="Source_20_Text">CORS_ALLOWED_ORIGINS = [</text:span></text:p>
          <text:p text:style-name="P52"><text:span text:style-name="Source_20_Text"><text:s text:c="4"/>"https://yourfrontend.com",</text:span></text:p>
          <text:p text:style-name="P52"><text:span text:style-name="Source_20_Text"><text:s text:c="4"/>"https://www.yourfrontend.com",</text:span></text:p>
          <text:p text:style-name="P52"><text:span text:style-name="Source_20_Text">]</text:span></text:p>
        </text:list-item>
      </text:list>
      <text:p text:style-name="P24"/>
      <text:h text:style-name="P21" text:outline-level="3"><text:span text:style-name="Strong_20_Emphasis">9. Organize Project Files</text:span></text:h>
      <text:p text:style-name="P22">Final folder structure should now look like this:</text:p>
      <text:p text:style-name="P27"><text:span text:style-name="Source_20_Text">DjangoReactTutorial/</text:span></text:p>
      <text:p text:style-name="P37"><text:span text:style-name="Source_20_Text">│</text:span></text:p>
      <text:p text:style-name="P37"><text:span text:style-name="Source_20_Text">├── env/ <text:s text:c="17"/># Virtual environment</text:span></text:p>
      <text:p text:style-name="P37"><text:span text:style-name="Source_20_Text">├── requirements.txt</text:span></text:p>
      <text:p text:style-name="P37"><text:span text:style-name="Source_20_Text">└── backend/</text:span></text:p>
      <text:p text:style-name="P37"><text:span text:style-name="Source_20_Text"><text:s text:c="4"/>├── backend/</text:span></text:p>
      <text:p text:style-name="P37"><text:span text:style-name="Source_20_Text"><text:s text:c="4"/>│ <text:s text:c="2"/>├── settings.py <text:s text:c="2"/># Configured in this step</text:span></text:p>
      <text:p text:style-name="P37"><text:span text:style-name="Source_20_Text"><text:s text:c="4"/>│ <text:s text:c="2"/>├── urls.py</text:span></text:p>
      <text:p text:style-name="P37"><text:span text:style-name="Source_20_Text"><text:s text:c="4"/>│ <text:s text:c="2"/>└── ...</text:span></text:p>
      <text:p text:style-name="P37"><text:span text:style-name="Source_20_Text"><text:s text:c="4"/>├── api/ <text:s text:c="13"/># Custom Django app</text:span></text:p>
      <text:p text:style-name="P37"><text:span text:style-name="Source_20_Text"><text:s text:c="4"/>│ <text:s text:c="2"/>├── views.py</text:span></text:p>
      <text:p text:style-name="P37"><text:span text:style-name="Source_20_Text"><text:s text:c="4"/>│ <text:s text:c="2"/>└── ...</text:span></text:p>
      <text:p text:style-name="P37"><text:span text:style-name="Source_20_Text"><text:s text:c="4"/>└── manage.py</text:span></text:p>
      <text:p text:style-name="P29"><text:soft-page-break/>💡 Move <text:span text:style-name="Source_20_Text">requirements.txt</text:span> into <text:span text:style-name="Source_20_Text">backend/</text:span> for cleaner organization:</text:p>
      <text:p text:style-name="P53"><text:span text:style-name="Source_20_Text">DjangoReactTutorial/</text:span></text:p>
      <text:p text:style-name="P53"><text:span text:style-name="Source_20_Text">├── env/</text:span></text:p>
      <text:p text:style-name="P53"><text:span text:style-name="Source_20_Text">└── backend/</text:span></text:p>
      <text:p text:style-name="P53"><text:span text:style-name="Source_20_Text"><text:s text:c="4"/>├── requirements.txt</text:span></text:p>
      <text:p text:style-name="P53"><text:span text:style-name="Source_20_Text"><text:s text:c="4"/>├── backend/</text:span></text:p>
      <text:p text:style-name="P53"><text:span text:style-name="Source_20_Text"><text:s text:c="4"/>└── api/</text:span></text:p>
      <text:p text:style-name="P24"/>
      <text:h text:style-name="P21" text:outline-level="3"><text:span text:style-name="Strong_20_Emphasis">10. Quick Recap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Step</text:p>
            </table:table-cell>
            <table:table-cell table:style-name="Table2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2.A1" office:value-type="string">
            <text:p text:style-name="Table_20_Contents">Added <text:span text:style-name="Source_20_Text">dotenv</text:span></text:p>
          </table:table-cell>
          <table:table-cell table:style-name="Table2.A1" office:value-type="string">
            <text:p text:style-name="Table_20_Contents">Manage environment variables securely</text:p>
          </table:table-cell>
        </table:table-row>
        <table:table-row>
          <table:table-cell table:style-name="Table2.A1" office:value-type="string">
            <text:p text:style-name="Table_20_Contents">Configured <text:span text:style-name="Source_20_Text">ALLOWED_HOSTS</text:span></text:p>
          </table:table-cell>
          <table:table-cell table:style-name="Table2.A1" office:value-type="string">
            <text:p text:style-name="Table_20_Contents">Allow external requests</text:p>
          </table:table-cell>
        </table:table-row>
        <table:table-row>
          <table:table-cell table:style-name="Table2.A1" office:value-type="string">
            <text:p text:style-name="Table_20_Contents">Added REST + JWT settings</text:p>
          </table:table-cell>
          <table:table-cell table:style-name="Table2.A1" office:value-type="string">
            <text:p text:style-name="Table_20_Contents">Token authentication setup</text:p>
          </table:table-cell>
        </table:table-row>
        <table:table-row>
          <table:table-cell table:style-name="Table2.A1" office:value-type="string">
            <text:p text:style-name="Table_20_Contents">Updated <text:span text:style-name="Source_20_Text">INSTALLED_APPS</text:span></text:p>
          </table:table-cell>
          <table:table-cell table:style-name="Table2.A1" office:value-type="string">
            <text:p text:style-name="Table_20_Contents">Added REST, CORS, and API app</text:p>
          </table:table-cell>
        </table:table-row>
        <table:table-row>
          <table:table-cell table:style-name="Table2.A1" office:value-type="string">
            <text:p text:style-name="Table_20_Contents">Added <text:span text:style-name="Source_20_Text">CORS</text:span> Middleware</text:p>
          </table:table-cell>
          <table:table-cell table:style-name="Table2.A1" office:value-type="string">
            <text:p text:style-name="Table_20_Contents">Prevent cross-origin request issues</text:p>
          </table:table-cell>
        </table:table-row>
        <table:table-row>
          <table:table-cell table:style-name="Table2.A1" office:value-type="string">
            <text:p text:style-name="Table_20_Contents">Enabled <text:span text:style-name="Source_20_Text">CORS_ALLOW_ALL_ORIGINS</text:span></text:p>
          </table:table-cell>
          <table:table-cell table:style-name="Table2.A1" office:value-type="string">
            <text:p text:style-name="Table_20_Contents">Allow all domains for dev stage</text:p>
          </table:table-cell>
        </table:table-row>
      </table:table>
      <text:p text:style-name="P22"/>
      <text:p text:style-name="P1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54" text:outline-level="2"><text:soft-page-break/><text:span text:style-name="Strong_20_Emphasis"><text:span text:style-name="T5">#</text:span></text:span><text:span text:style-name="Strong_20_Emphasis"><text:span text:style-name="T6">5</text:span></text:span><text:span text:style-name="Strong_20_Emphasis"><text:span text:style-name="T5"> – JWT Basics &amp; User Registration Setup (Modern Django + DRF)</text:span></text:span></text:h>
      <text:p text:style-name="P24"/>
      <text:h text:style-name="P55" text:outline-level="2"><text:span text:style-name="Strong_20_Emphasis">1. Understanding JWT (JSON Web Token) Authentication</text:span></text:h>
      <text:p text:style-name="P22">JWT is used to <text:span text:style-name="Strong_20_Emphasis">secure communication</text:span> between a <text:span text:style-name="Strong_20_Emphasis">frontend</text:span> (React) and a <text:span text:style-name="Strong_20_Emphasis">backend</text:span> (Django API).</text:p>
      <text:h text:style-name="P21" text:outline-level="3"><text:span text:style-name="Strong_20_Emphasis">Why JWT is Needed</text:span></text:h>
      <text:list text:style-name="L28">
        <text:list-item>
          <text:p text:style-name="P56">Every time the frontend makes a request to the backend:</text:p>
          <text:list>
            <text:list-item>
              <text:p text:style-name="P56">The backend needs to know <text:span text:style-name="Strong_20_Emphasis">who</text:span> is making the request.</text:p>
            </text:list-item>
            <text:list-item>
              <text:p text:style-name="P56">The backend also needs to know <text:span text:style-name="Strong_20_Emphasis">what they are allowed to do</text:span>.</text:p>
            </text:list-item>
          </text:list>
        </text:list-item>
        <text:list-item>
          <text:p text:style-name="P56">This is done using <text:span text:style-name="Strong_20_Emphasis">tokens</text:span>, which are sent along with each request.</text:p>
        </text:list-item>
      </text:list>
      <text:p text:style-name="P24"/>
      <text:h text:style-name="P21" text:outline-level="3"><text:span text:style-name="Strong_20_Emphasis">JWT Flow</text:span></text:h>
      <text:list text:style-name="L29">
        <text:list-item>
          <text:p text:style-name="P57"><text:span text:style-name="Strong_20_Emphasis">User logs in</text:span></text:p>
          <text:list>
            <text:list-item>
              <text:p text:style-name="P57">User provides <text:span text:style-name="Strong_20_Emphasis">username</text:span> and <text:span text:style-name="Strong_20_Emphasis">password</text:span>.</text:p>
            </text:list-item>
            <text:list-item>
              <text:p text:style-name="P57">Frontend sends these credentials to the backend.</text:p>
            </text:list-item>
          </text:list>
        </text:list-item>
        <text:list-item>
          <text:p text:style-name="P57"><text:span text:style-name="Strong_20_Emphasis">Backend validates credentials</text:span></text:p>
          <text:list>
            <text:list-item>
              <text:p text:style-name="P57">If correct, Django returns <text:span text:style-name="Strong_20_Emphasis">two tokens</text:span>:</text:p>
              <text:list>
                <text:list-item>
                  <text:p text:style-name="P57"><text:span text:style-name="Strong_20_Emphasis">Access Token</text:span> – Used in every future request to protected endpoints.</text:p>
                </text:list-item>
                <text:list-item>
                  <text:p text:style-name="P57"><text:span text:style-name="Strong_20_Emphasis">Refresh Token</text:span> – Used to get a <text:span text:style-name="Strong_20_Emphasis">new access token</text:span> when the old one expires.</text:p>
                </text:list-item>
              </text:list>
            </text:list-item>
          </text:list>
        </text:list-item>
        <text:list-item>
          <text:p text:style-name="P57"><text:span text:style-name="Strong_20_Emphasis">Frontend stores tokens</text:span></text:p>
          <text:list>
            <text:list-item>
              <text:p text:style-name="P57"><text:soft-page-break/>Stored securely (e.g., <text:span text:style-name="Source_20_Text">localStorage</text:span> or HTTP-only cookies).</text:p>
            </text:list-item>
          </text:list>
        </text:list-item>
        <text:list-item>
          <text:p text:style-name="P57"><text:span text:style-name="Strong_20_Emphasis">Using tokens for requests</text:span></text:p>
          <text:list>
            <text:list-item>
              <text:p text:style-name="P57">Every API request includes the <text:span text:style-name="Strong_20_Emphasis">access token</text:span> in the header:</text:p>
              <text:p text:style-name="P58"><text:span text:style-name="Source_20_Text">Authorization: Bearer &lt;ACCESS_TOKEN&gt;</text:span></text:p>
            </text:list-item>
          </text:list>
        </text:list-item>
        <text:list-item>
          <text:p text:style-name="P57"><text:span text:style-name="Strong_20_Emphasis">Token expiration</text:span></text:p>
          <text:list>
            <text:list-item>
              <text:p text:style-name="P57">Access token → expires <text:span text:style-name="Strong_20_Emphasis">quickly</text:span> (e.g., 30 minutes).</text:p>
            </text:list-item>
            <text:list-item>
              <text:p text:style-name="P57">Refresh token → expires <text:span text:style-name="Strong_20_Emphasis">slower</text:span> (e.g., 1 day).</text:p>
            </text:list-item>
          </text:list>
        </text:list-item>
        <text:list-item>
          <text:p text:style-name="P57"><text:span text:style-name="Strong_20_Emphasis">Refreshing tokens</text:span></text:p>
          <text:list>
            <text:list-item>
              <text:p text:style-name="P57">When the access token expires, the frontend sends the refresh token to get a <text:span text:style-name="Strong_20_Emphasis">new access token</text:span>.</text:p>
            </text:list-item>
            <text:list-item>
              <text:p text:style-name="P57">If the refresh token also expires → user must <text:span text:style-name="Strong_20_Emphasis">log in again</text:span>.</text:p>
            </text:list-item>
          </text:list>
        </text:list-item>
      </text:list>
      <text:p text:style-name="P24"/>
      <text:h text:style-name="P55" text:outline-level="2"><text:span text:style-name="Strong_20_Emphasis">2. Building a User Registration Endpoint</text:span></text:h>
      <text:p text:style-name="P22">Before JWT authentication can work, we need <text:span text:style-name="Strong_20_Emphasis">users in the database</text:span>.<text:line-break/>Let's build a secure <text:span text:style-name="Strong_20_Emphasis">user registration API</text:span>.</text:p>
      <text:p text:style-name="P24"/>
      <text:h text:style-name="P21" text:outline-level="3"><text:span text:style-name="Strong_20_Emphasis">Step 1: Create </text:span><text:span text:style-name="Strong_20_Emphasis"><text:span text:style-name="Source_20_Text">serializers.py</text:span></text:span></text:h>
      <text:p text:style-name="P22">A serializer converts data:</text:p>
      <text:list text:style-name="L30">
        <text:list-item>
          <text:p text:style-name="P59"><text:span text:style-name="Strong_20_Emphasis">From JSON → Python objects</text:span> (for requests).</text:p>
        </text:list-item>
        <text:list-item>
          <text:p text:style-name="P59"><text:span text:style-name="Strong_20_Emphasis">From Python objects → JSON</text:span> (for responses).</text:p>
        </text:list-item>
      </text:list>
      <text:h text:style-name="P60" text:outline-level="4"><text:soft-page-break/><text:span text:style-name="Source_20_Text">api/serializers.py</text:span></text:h>
      <text:p text:style-name="P27"><text:span text:style-name="Source_20_Text">from django.contrib.auth.models import User</text:span></text:p>
      <text:p text:style-name="P37"><text:span text:style-name="Source_20_Text">from rest_framework import serializers</text:span></text:p>
      <text:p text:style-name="P37"/>
      <text:p text:style-name="P37"><text:span text:style-name="Source_20_Text">class UserSerializer(serializers.ModelSerializer):</text:span></text:p>
      <text:p text:style-name="P37"><text:span text:style-name="Source_20_Text"><text:s text:c="4"/>class Meta:</text:span></text:p>
      <text:p text:style-name="P37"><text:span text:style-name="Source_20_Text"><text:s text:c="8"/>model = User</text:span></text:p>
      <text:p text:style-name="P37"><text:span text:style-name="Source_20_Text"><text:s text:c="8"/>fields = ['id', 'username', 'password']</text:span></text:p>
      <text:p text:style-name="P37"><text:span text:style-name="Source_20_Text"><text:s text:c="8"/>extra_kwargs = {</text:span></text:p>
      <text:p text:style-name="P37"><text:span text:style-name="Source_20_Text"><text:s text:c="12"/>'password': {'write_only': True} <text:s/># password is accepted but never returned</text:span></text:p>
      <text:p text:style-name="P37"><text:span text:style-name="Source_20_Text"><text:s text:c="8"/>}</text:span></text:p>
      <text:p text:style-name="P37"/>
      <text:p text:style-name="P37"><text:span text:style-name="Source_20_Text"><text:s text:c="4"/>def create(self, validated_data):</text:span></text:p>
      <text:p text:style-name="P37"><text:span text:style-name="Source_20_Text"><text:s text:c="8"/># Securely create a new user with hashed password</text:span></text:p>
      <text:p text:style-name="P37"><text:span text:style-name="Source_20_Text"><text:s text:c="8"/>user = User.objects.create_user(**validated_data)</text:span></text:p>
      <text:p text:style-name="P37"><text:span text:style-name="Source_20_Text"><text:s text:c="8"/>return user</text:span></text:p>
      <text:p text:style-name="P24"/>
      <text:p text:style-name="P22"><text:span text:style-name="Strong_20_Emphasis">Why </text:span><text:span text:style-name="Strong_20_Emphasis"><text:span text:style-name="Source_20_Text">write_only=True</text:span></text:span><text:span text:style-name="Strong_20_Emphasis"> for password?</text:span></text:p>
      <text:list text:style-name="L31">
        <text:list-item>
          <text:p text:style-name="P61">It <text:span text:style-name="Strong_20_Emphasis">prevents Django from sending the password</text:span> back in the response.</text:p>
        </text:list-item>
        <text:list-item>
          <text:p text:style-name="P61"><text:soft-page-break/>This keeps the password secure.</text:p>
        </text:list-item>
      </text:list>
      <text:p text:style-name="P24"/>
      <text:h text:style-name="P21" text:outline-level="3"><text:span text:style-name="Strong_20_Emphasis">Step 2: Create </text:span><text:span text:style-name="Strong_20_Emphasis"><text:span text:style-name="Source_20_Text">views.py</text:span></text:span></text:h>
      <text:p text:style-name="P22">We'll create a class-based view using Django REST Framework's <text:span text:style-name="Source_20_Text">CreateAPIView</text:span>.</text:p>
      <text:h text:style-name="P60" text:outline-level="4"><text:span text:style-name="Source_20_Text">api/views.py</text:span></text:h>
      <text:p text:style-name="P27"><text:span text:style-name="Source_20_Text">from django.contrib.auth.models import User</text:span></text:p>
      <text:p text:style-name="P37"><text:span text:style-name="Source_20_Text">from rest_framework import generics</text:span></text:p>
      <text:p text:style-name="P37"><text:span text:style-name="Source_20_Text">from rest_framework.permissions import AllowAny</text:span></text:p>
      <text:p text:style-name="P37"><text:span text:style-name="Source_20_Text">from .serializers import UserSerializer</text:span></text:p>
      <text:p text:style-name="P37"/>
      <text:p text:style-name="P37"><text:span text:style-name="Source_20_Text">class CreateUserView(generics.CreateAPIView):</text:span></text:p>
      <text:p text:style-name="P37"><text:span text:style-name="Source_20_Text"><text:s text:c="4"/>queryset = User.objects.all()</text:span></text:p>
      <text:p text:style-name="P37"><text:span text:style-name="Source_20_Text"><text:s text:c="4"/>serializer_class = UserSerializer</text:span></text:p>
      <text:p text:style-name="P37"><text:span text:style-name="Source_20_Text"><text:s text:c="4"/>permission_classes = [AllowAny] <text:s/># Anyone can register</text:span></text:p>
      <text:p text:style-name="P24"/>
      <text:p text:style-name="P22"><text:span text:style-name="Strong_20_Emphasis">Why </text:span><text:span text:style-name="Strong_20_Emphasis"><text:span text:style-name="Source_20_Text">AllowAny</text:span></text:span><text:span text:style-name="Strong_20_Emphasis">?</text:span></text:p>
      <text:list text:style-name="L32">
        <text:list-item>
          <text:p text:style-name="P62">We want <text:span text:style-name="Strong_20_Emphasis">any user</text:span>, even if not logged in, to be able to create an account.</text:p>
        </text:list-item>
      </text:list>
      <text:p text:style-name="P24"/>
      <text:p text:style-name="P63"><text:span text:style-name="Strong_20_Emphasis"><text:span text:style-name="T5">Here’s the shortened, clean Q&amp;A version you can directly paste into your notes:</text:span></text:span></text:p>
      <text:p text:style-name="P24"><text:soft-page-break/></text:p>
      <text:h text:style-name="P21" text:outline-level="3"><text:span text:style-name="Strong_20_Emphasis">Q1. What is </text:span><text:span text:style-name="Strong_20_Emphasis"><text:span text:style-name="Source_20_Text">from django.contrib.auth.models import User</text:span></text:span><text:span text:style-name="Strong_20_Emphasis">?</text:span></text:h>
      <text:list text:style-name="L33">
        <text:list-item>
          <text:p text:style-name="P64">Django’s <text:span text:style-name="Strong_20_Emphasis">built-in User model</text:span>.</text:p>
        </text:list-item>
        <text:list-item>
          <text:p text:style-name="P64">Already has fields like <text:span text:style-name="Source_20_Text">username</text:span>, <text:span text:style-name="Source_20_Text">password</text:span> (hashed), <text:span text:style-name="Source_20_Text">email</text:span>, etc.</text:p>
        </text:list-item>
        <text:list-item>
          <text:p text:style-name="P64">You don’t create this model manually.</text:p>
        </text:list-item>
      </text:list>
      <text:p text:style-name="P24"/>
      <text:h text:style-name="P21" text:outline-level="3"><text:span text:style-name="Strong_20_Emphasis">Q2. Does </text:span><text:span text:style-name="Strong_20_Emphasis"><text:span text:style-name="Source_20_Text">UserSerializer</text:span></text:span><text:span text:style-name="Strong_20_Emphasis"> create the model?</text:span></text:h>
      <text:list text:style-name="L34">
        <text:list-item>
          <text:p text:style-name="P65">❌ <text:span text:style-name="Strong_20_Emphasis">No</text:span>, it only <text:span text:style-name="Strong_20_Emphasis">converts data</text:span> between JSON ↔ Python objects for APIs.</text:p>
        </text:list-item>
        <text:list-item>
          <text:p text:style-name="P65">It <text:span text:style-name="Strong_20_Emphasis">doesn’t make database tables</text:span>, Django models do that.</text:p>
        </text:list-item>
      </text:list>
      <text:p text:style-name="P24"/>
      <text:h text:style-name="P21" text:outline-level="3"><text:span text:style-name="Strong_20_Emphasis">Q3. What is serialization?</text:span></text:h>
      <text:list text:style-name="L35">
        <text:list-item>
          <text:p text:style-name="P66"><text:span text:style-name="Strong_20_Emphasis">Converting data formats:</text:span></text:p>
          <text:list>
            <text:list-item>
              <text:p text:style-name="P66">JSON → Python object (to save in DB).</text:p>
            </text:list-item>
            <text:list-item>
              <text:p text:style-name="P66">Python object → JSON (to send in API response).</text:p>
            </text:list-item>
          </text:list>
        </text:list-item>
      </text:list>
      <text:p text:style-name="P24"/>
      <text:h text:style-name="P21" text:outline-level="3"><text:span text:style-name="Strong_20_Emphasis">Q4. What does </text:span><text:span text:style-name="Strong_20_Emphasis"><text:span text:style-name="Source_20_Text">ModelSerializer</text:span></text:span><text:span text:style-name="Strong_20_Emphasis"> do?</text:span></text:h>
      <text:list text:style-name="L36">
        <text:list-item>
          <text:p text:style-name="P67">Auto maps model fields to API fields.</text:p>
        </text:list-item>
        <text:list-item>
          <text:p text:style-name="P67">Example:</text:p>
          <text:p text:style-name="P68"><text:span text:style-name="Source_20_Text">class UserSerializer(serializers.ModelSerializer):</text:span></text:p>
          <text:p text:style-name="P68"><text:soft-page-break/><text:span text:style-name="Source_20_Text"><text:s text:c="4"/>class Meta:</text:span></text:p>
          <text:p text:style-name="P68"><text:span text:style-name="Source_20_Text"><text:s text:c="8"/>model = User</text:span></text:p>
          <text:p text:style-name="P68"><text:span text:style-name="Source_20_Text"><text:s text:c="8"/>fields = ['id', 'username', 'password']</text:span></text:p>
        </text:list-item>
        <text:list-item>
          <text:p text:style-name="P67">Only these fields show up in the API, but <text:span text:style-name="Strong_20_Emphasis">other model fields still exist</text:span>.</text:p>
        </text:list-item>
      </text:list>
      <text:p text:style-name="P24"/>
      <text:h text:style-name="P21" text:outline-level="3"><text:span text:style-name="Strong_20_Emphasis">Q5. Does limiting fields remove them from the database?</text:span></text:h>
      <text:list text:style-name="L37">
        <text:list-item>
          <text:p text:style-name="P69">❌ No, other fields like <text:span text:style-name="Source_20_Text">email</text:span> still exist.</text:p>
        </text:list-item>
        <text:list-item>
          <text:p text:style-name="P69">You’re just <text:span text:style-name="Strong_20_Emphasis">choosing what the API exposes</text:span>.</text:p>
        </text:list-item>
        <text:list-item>
          <text:p text:style-name="P69">Think of it like a <text:span text:style-name="Strong_20_Emphasis">window showing specific rooms</text:span> of a house.</text:p>
        </text:list-item>
      </text:list>
      <text:p text:style-name="P24"/>
      <text:h text:style-name="P21" text:outline-level="3"><text:span text:style-name="Strong_20_Emphasis">Q6. What is </text:span><text:span text:style-name="Strong_20_Emphasis"><text:span text:style-name="Source_20_Text">extra_kwargs = {'password': {'write_only': True}}</text:span></text:span><text:span text:style-name="Strong_20_Emphasis">?</text:span></text:h>
      <text:list text:style-name="L38">
        <text:list-item>
          <text:p text:style-name="P70"><text:span text:style-name="Strong_20_Emphasis"><text:span text:style-name="Source_20_Text">write_only=True</text:span></text:span> → API can <text:span text:style-name="Strong_20_Emphasis">accept password</text:span>, but <text:span text:style-name="Strong_20_Emphasis">never return it</text:span>.</text:p>
        </text:list-item>
        <text:list-item>
          <text:p text:style-name="P70">Example:</text:p>
          <text:list>
            <text:list-item>
              <text:p text:style-name="P70"><text:span text:style-name="Strong_20_Emphasis">POST request:</text:span> sends password ✅</text:p>
            </text:list-item>
            <text:list-item>
              <text:p text:style-name="P70"><text:span text:style-name="Strong_20_Emphasis">Response:</text:span> password hidden ❌</text:p>
            </text:list-item>
          </text:list>
        </text:list-item>
        <text:list-item>
          <text:p text:style-name="P70">Used for security and privacy.</text:p>
        </text:list-item>
      </text:list>
      <text:p text:style-name="P24"/>
      <text:h text:style-name="P21" text:outline-level="3"><text:span text:style-name="Strong_20_Emphasis">Q7. Can we change password if it's write-only?</text:span></text:h>
      <text:list text:style-name="L39">
        <text:list-item>
          <text:p text:style-name="P71">✅ Yes, you can send a new password to update it.</text:p>
        </text:list-item>
        <text:list-item>
          <text:p text:style-name="P71"><text:soft-page-break/>It will be stored securely but never shown back.</text:p>
        </text:list-item>
      </text:list>
      <text:p text:style-name="P24"/>
      <text:h text:style-name="P21" text:outline-level="3"><text:span text:style-name="Strong_20_Emphasis">Q8. What does </text:span><text:span text:style-name="Strong_20_Emphasis"><text:span text:style-name="Source_20_Text">create()</text:span></text:span><text:span text:style-name="Strong_20_Emphasis"> method do?</text:span></text:h>
      <text:p text:style-name="P72"><text:span text:style-name="Source_20_Text">def create(self, validated_data):</text:span></text:p>
      <text:p text:style-name="P72"><text:span text:style-name="Source_20_Text"><text:s text:c="4"/>user = User.objects.create_user(**validated_data)</text:span></text:p>
      <text:p text:style-name="P72"><text:span text:style-name="Source_20_Text"><text:s text:c="4"/>return user</text:span></text:p>
      <text:list text:style-name="L40">
        <text:list-item>
          <text:p text:style-name="P73">Runs when you call <text:span text:style-name="Source_20_Text">.save()</text:span> on the serializer.</text:p>
        </text:list-item>
        <text:list-item>
          <text:p text:style-name="P73">Uses <text:span text:style-name="Source_20_Text">create_user()</text:span> to <text:span text:style-name="Strong_20_Emphasis">hash the password</text:span> before saving.</text:p>
        </text:list-item>
      </text:list>
      <text:p text:style-name="P24"/>
      <text:h text:style-name="P21" text:outline-level="3"><text:span text:style-name="Strong_20_Emphasis">Q9. What is </text:span><text:span text:style-name="Strong_20_Emphasis"><text:span text:style-name="Source_20_Text">validated_data</text:span></text:span><text:span text:style-name="Strong_20_Emphasis">?</text:span></text:h>
      <text:list text:style-name="L41">
        <text:list-item>
          <text:p text:style-name="P74"><text:span text:style-name="Strong_20_Emphasis">Clean, checked data</text:span> after validation.</text:p>
        </text:list-item>
        <text:list-item>
          <text:p text:style-name="P74">Example:</text:p>
          <text:p text:style-name="P75"><text:span text:style-name="Source_20_Text">{"username": "arpit", "password": "mypassword123"}</text:span></text:p>
        </text:list-item>
      </text:list>
      <text:p text:style-name="P24"/>
      <text:h text:style-name="P21" text:outline-level="3"><text:span text:style-name="Strong_20_Emphasis">Q10. What does </text:span><text:span text:style-name="Strong_20_Emphasis"><text:span text:style-name="Source_20_Text">**validated_data</text:span></text:span><text:span text:style-name="Strong_20_Emphasis"> do?</text:span></text:h>
      <text:list text:style-name="L42">
        <text:list-item>
          <text:p text:style-name="P76"><text:span text:style-name="Strong_20_Emphasis">Unpacks dictionary</text:span> into keyword arguments:</text:p>
          <text:p text:style-name="P77"><text:span text:style-name="Source_20_Text">User.objects.create_user(username="arpit", password="mypassword123")</text:span></text:p>
        </text:list-item>
      </text:list>
      <text:p text:style-name="P24"/>
      <text:h text:style-name="P21" text:outline-level="3"><text:soft-page-break/><text:span text:style-name="Strong_20_Emphasis">Q11. What is </text:span><text:span text:style-name="Strong_20_Emphasis"><text:span text:style-name="Source_20_Text">self</text:span></text:span><text:span text:style-name="Strong_20_Emphasis"> in </text:span><text:span text:style-name="Strong_20_Emphasis"><text:span text:style-name="Source_20_Text">create(self, validated_data)</text:span></text:span><text:span text:style-name="Strong_20_Emphasis">?</text:span></text:h>
      <text:list text:style-name="L43">
        <text:list-item>
          <text:p text:style-name="P78">Refers to the <text:span text:style-name="Strong_20_Emphasis">current serializer instance</text:span>.</text:p>
        </text:list-item>
        <text:list-item>
          <text:p text:style-name="P78">Python passes it automatically.</text:p>
        </text:list-item>
      </text:list>
      <text:p text:style-name="P24"/>
      <text:h text:style-name="P21" text:outline-level="3"><text:span text:style-name="Strong_20_Emphasis">Q12. Full flow when registering a new user</text:span></text:h>
      <text:list text:style-name="L44">
        <text:list-item>
          <text:p text:style-name="P79">Frontend sends JSON → <text:span text:style-name="Source_20_Text">{"username": "arpit", "password": "mypassword123"}</text:span></text:p>
        </text:list-item>
        <text:list-item>
          <text:p text:style-name="P79">Serializer <text:span text:style-name="Strong_20_Emphasis">validates data</text:span>.</text:p>
        </text:list-item>
        <text:list-item>
          <text:p text:style-name="P79"><text:span text:style-name="Source_20_Text">create_user()</text:span> saves user <text:span text:style-name="Strong_20_Emphasis">with hashed password</text:span>.</text:p>
        </text:list-item>
        <text:list-item>
          <text:p text:style-name="P79">Response sent back → password hidden.</text:p>
        </text:list-item>
      </text:list>
      <text:p text:style-name="P22"><text:span text:style-name="Strong_20_Emphasis">Final API response:</text:span></text:p>
      <text:p text:style-name="P72"><text:span text:style-name="Source_20_Text">{</text:span></text:p>
      <text:p text:style-name="P72"><text:span text:style-name="Source_20_Text"><text:s text:c="2"/>"id": 1,</text:span></text:p>
      <text:p text:style-name="P72"><text:span text:style-name="Source_20_Text"><text:s text:c="2"/>"username": "arpit"</text:span></text:p>
      <text:p text:style-name="P72"><text:span text:style-name="Source_20_Text">}</text:span></text:p>
      <text:p text:style-name="P24"/>
      <text:p text:style-name="P22">This is now <text:span text:style-name="Strong_20_Emphasis">concise, clear, and complete</text:span> — perfect for quick review. ✅</text:p>
      <text:p text:style-name="P63"><text:span text:style-name="Strong_20_Emphasis"><text:span text:style-name="T5"/></text:span></text:p>
      <text:p text:style-name="P63"><text:span text:style-name="Strong_20_Emphasis"><text:span text:style-name="T5"/></text:span></text:p>
      <text:p text:style-name="P63"><text:span text:style-name="Strong_20_Emphasis"><text:span text:style-name="T5"/></text:span></text:p>
      <text:p text:style-name="P63"><text:span text:style-name="Strong_20_Emphasis"><text:span text:style-name="T5"/></text:span></text:p>
      <text:h text:style-name="P80" text:outline-level="1"><text:soft-page-break/><text:span text:style-name="Strong_20_Emphasis"><text:span text:style-name="T7">#</text:span></text:span><text:span text:style-name="Strong_20_Emphasis"><text:span text:style-name="T5">6 — Setting up URLs, JWT Authentication, and Testing User Registration</text:span></text:span></text:h>
      <text:p text:style-name="P24"/>
      <text:h text:style-name="P55" text:outline-level="2"><text:span text:style-name="Strong_20_Emphasis">1. Open the Main </text:span><text:span text:style-name="Strong_20_Emphasis"><text:span text:style-name="Source_20_Text">urls.py</text:span></text:span><text:span text:style-name="Strong_20_Emphasis"> in Backend Folder</text:span></text:h>
      <text:list text:style-name="L45">
        <text:list-item>
          <text:p text:style-name="P81">Go to:</text:p>
          <text:p text:style-name="P82"><text:span text:style-name="Source_20_Text">backend/urls.py</text:span></text:p>
        </text:list-item>
        <text:list-item>
          <text:p text:style-name="P81"><text:span text:style-name="Strong_20_Emphasis">Remove all unnecessary comments</text:span> to keep the file clean and easy to read.</text:p>
        </text:list-item>
      </text:list>
      <text:p text:style-name="P24"/>
      <text:h text:style-name="P55" text:outline-level="2"><text:span text:style-name="Strong_20_Emphasis">2. Import Required Modules</text:span></text:h>
      <text:p text:style-name="P22">Add the following imports at the <text:span text:style-name="Strong_20_Emphasis">top of </text:span><text:span text:style-name="Strong_20_Emphasis"><text:span text:style-name="Source_20_Text">urls.py</text:span></text:span><text:span text:style-name="Strong_20_Emphasis">:</text:span></text:p>
      <text:p text:style-name="P27"><text:span text:style-name="Source_20_Text">from django.contrib import admin</text:span></text:p>
      <text:p text:style-name="P37"><text:span text:style-name="Source_20_Text">from django.urls import path, include</text:span></text:p>
      <text:p text:style-name="P37"><text:span text:style-name="Source_20_Text">from api.views import CreateUserView</text:span></text:p>
      <text:p text:style-name="P37"><text:span text:style-name="Source_20_Text">from rest_framework_simplejwt.views import TokenObtainPairView, TokenRefreshView</text:span></text:p>
      <text:h text:style-name="P21" text:outline-level="3"><text:span text:style-name="Strong_20_Emphasis">Why these imports?</text:span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Import</text:p>
            </table:table-cell>
            <table:table-cell table:style-name="Table3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CreateUserView</text:span></text:p>
          </table:table-cell>
          <table:table-cell table:style-name="Table3.A1" office:value-type="string">
            <text:p text:style-name="Table_20_Contents">The custom view to register new users.</text:p>
          </table:table-cell>
        </table:table-row>
        <table:table-row>
          <table:table-cell table:style-name="Table3.A1" office:value-type="string">
            <text:p text:style-name="Table_20_Contents"><text:span text:style-name="Source_20_Text">TokenObtainPairView</text:span></text:p>
          </table:table-cell>
          <table:table-cell table:style-name="Table3.A1" office:value-type="string">
            <text:p text:style-name="Table_20_Contents">Pre-built view to <text:span text:style-name="Strong_20_Emphasis">generate access and refresh tokens</text:span>.</text:p>
          </table:table-cell>
        </table:table-row>
        <table:table-row>
          <table:table-cell table:style-name="Table3.A1" office:value-type="string">
            <text:p text:style-name="Table_20_Contents"><text:span text:style-name="Source_20_Text">TokenRefreshView</text:span></text:p>
          </table:table-cell>
          <table:table-cell table:style-name="Table3.A1" office:value-type="string">
            <text:p text:style-name="Table_20_Contents">Pre-built view to <text:span text:style-name="Strong_20_Emphasis">refresh access tokens</text:span> when they expire.</text:p>
          </table:table-cell>
        </table:table-row>
        <table:table-row>
          <table:table-cell table:style-name="Table3.A1" office:value-type="string">
            <text:p text:style-name="Table_20_Contents"><text:span text:style-name="Source_20_Text">include</text:span></text:p>
          </table:table-cell>
          <table:table-cell table:style-name="Table3.A1" office:value-type="string">
            <text:p text:style-name="Table_20_Contents">To include built-in DRF authentication URLs.</text:p>
          </table:table-cell>
        </table:table-row>
      </table:table>
      <text:p text:style-name="P24"/>
      <text:h text:style-name="P55" text:outline-level="2"><text:span text:style-name="Strong_20_Emphasis">3. Define URL Patterns</text:span></text:h>
      <text:p text:style-name="P22">Inside <text:span text:style-name="Source_20_Text">urlpatterns</text:span>, add these paths <text:span text:style-name="Strong_20_Emphasis">exactly in order:</text:span></text:p>
      <text:p text:style-name="P27"><text:span text:style-name="Source_20_Text">urlpatterns = [</text:span></text:p>
      <text:p text:style-name="P37"><text:soft-page-break/><text:span text:style-name="Source_20_Text"><text:s text:c="4"/>path('admin/', admin.site.urls),</text:span></text:p>
      <text:p text:style-name="P37"/>
      <text:p text:style-name="P37"><text:span text:style-name="Source_20_Text"><text:s text:c="4"/># User registration endpoint</text:span></text:p>
      <text:p text:style-name="P37"><text:span text:style-name="Source_20_Text"><text:s text:c="4"/>path('api/user/register/', CreateUserView.as_view(), name='register'),</text:span></text:p>
      <text:p text:style-name="P37"/>
      <text:p text:style-name="P37"><text:span text:style-name="Source_20_Text"><text:s text:c="4"/># JWT token endpoints</text:span></text:p>
      <text:p text:style-name="P37"><text:span text:style-name="Source_20_Text"><text:s text:c="4"/>path('api/token/', TokenObtainPairView.as_view(), name='get_token'),</text:span></text:p>
      <text:p text:style-name="P37"><text:span text:style-name="Source_20_Text"><text:s text:c="4"/>path('api/token/refresh/', TokenRefreshView.as_view(), name='refresh_token'),</text:span></text:p>
      <text:p text:style-name="P37"/>
      <text:p text:style-name="P37"><text:span text:style-name="Source_20_Text"><text:s text:c="4"/># Built-in DRF auth URLs (for login/logout in browser)</text:span></text:p>
      <text:p text:style-name="P37"><text:span text:style-name="Source_20_Text"><text:s text:c="4"/>path('api/auth/', include('rest_framework.urls')),</text:span></text:p>
      <text:p text:style-name="P37"><text:span text:style-name="Source_20_Text">]</text:span></text:p>
      <text:p text:style-name="P24"/>
      <text:h text:style-name="P55" text:outline-level="2"><text:span text:style-name="Strong_20_Emphasis">4. Run Migrations</text:span></text:h>
      <text:p text:style-name="P22">This step ensures your database is <text:span text:style-name="Strong_20_Emphasis">properly set up</text:span>.</text:p>
      <text:p text:style-name="P22">In the terminal:</text:p>
      <text:p text:style-name="P27"><text:span text:style-name="Source_20_Text">python manage.py makemigrations</text:span></text:p>
      <text:list text:style-name="L46">
        <text:list-item>
          <text:p text:style-name="P83"><text:span text:style-name="Strong_20_Emphasis">Purpose:</text:span><text:line-break/>Creates migration files for database changes.</text:p>
        </text:list-item>
      </text:list>
      <text:p text:style-name="P22"><text:soft-page-break/>If Django says <text:span text:style-name="Strong_20_Emphasis">"No changes detected"</text:span>, that's fine. ✅</text:p>
      <text:p text:style-name="P22">Next, run:</text:p>
      <text:p text:style-name="P27"><text:span text:style-name="Source_20_Text">python manage.py migrate</text:span></text:p>
      <text:list text:style-name="L47">
        <text:list-item>
          <text:p text:style-name="P84"><text:span text:style-name="Strong_20_Emphasis">Purpose:</text:span><text:line-break/>Applies the migrations and sets up database tables.</text:p>
        </text:list-item>
      </text:list>
      <text:p text:style-name="P24"/>
      <text:h text:style-name="P55" text:outline-level="2"><text:span text:style-name="Strong_20_Emphasis">5. Start the Development Server</text:span></text:h>
      <text:p text:style-name="P22">Run:</text:p>
      <text:p text:style-name="P27"><text:span text:style-name="Source_20_Text">python manage.py runserver</text:span></text:p>
      <text:p text:style-name="P22">You should see a message like:</text:p>
      <text:p text:style-name="P27"><text:span text:style-name="Source_20_Text">Starting development server at http://127.0.0.1:8000/</text:span></text:p>
      <text:p text:style-name="P24"/>
      <text:h text:style-name="P55" text:outline-level="2"><text:span text:style-name="Strong_20_Emphasis">6. Test in Browser (or Postman)</text:span></text:h>
      <text:p text:style-name="P22">Now, test each route step-by-step.</text:p>
      <text:p text:style-name="P24"/>
      <text:h text:style-name="P21" text:outline-level="3"><text:span text:style-name="Strong_20_Emphasis">A. Register a New User</text:span></text:h>
      <text:p text:style-name="P22">Go to:</text:p>
      <text:p text:style-name="P27"><text:span text:style-name="Source_20_Text">http://127.0.0.1:8000/api/user/register/</text:span></text:p>
      <text:p text:style-name="P22">You’ll see an HTML form.<text:line-break/>Enter:</text:p>
      <text:list text:style-name="L48">
        <text:list-item>
          <text:p text:style-name="P85"><text:span text:style-name="Strong_20_Emphasis">Username</text:span></text:p>
        </text:list-item>
        <text:list-item>
          <text:p text:style-name="P85"><text:span text:style-name="Strong_20_Emphasis">Password</text:span></text:p>
        </text:list-item>
      </text:list>
      <text:p text:style-name="P22">Click <text:span text:style-name="Strong_20_Emphasis">POST</text:span> to create a new user.</text:p>
      <text:p text:style-name="P29"><text:soft-page-break/><text:span text:style-name="Strong_20_Emphasis">Note:</text:span> If you get an error like<text:line-break/><text:span text:style-name="Source_20_Text">unexpected keyword argument 'context'</text:span><text:line-break/>→ Double-check that your view is calling <text:span text:style-name="Source_20_Text">UserSerializer</text:span>, not <text:span text:style-name="Source_20_Text">User</text:span>.</text:p>
      <text:p text:style-name="P24"/>
      <text:h text:style-name="P21" text:outline-level="3"><text:span text:style-name="Strong_20_Emphasis">B. Get JWT Tokens (Login)</text:span></text:h>
      <text:p text:style-name="P22">Go to:</text:p>
      <text:p text:style-name="P27"><text:span text:style-name="Source_20_Text">http://127.0.0.1:8000/api/token/</text:span></text:p>
      <text:p text:style-name="P22">Enter the <text:span text:style-name="Strong_20_Emphasis">username</text:span> and <text:span text:style-name="Strong_20_Emphasis">password</text:span> you just created, then click <text:span text:style-name="Strong_20_Emphasis">POST</text:span>.</text:p>
      <text:p text:style-name="P22">You should get a response like this:</text:p>
      <text:p text:style-name="P27"><text:span text:style-name="Source_20_Text">{</text:span></text:p>
      <text:p text:style-name="P37"><text:span text:style-name="Source_20_Text"><text:s text:c="2"/>"refresh": "eyJhbGciOiJIUzI1NiIsInR5cCI6IkpXVCJ9...",</text:span></text:p>
      <text:p text:style-name="P37"><text:span text:style-name="Source_20_Text"><text:s text:c="2"/>"access": "eyJhbGciOiJIUzI1NiIsInR5cCI6IkpXVCJ9..."</text:span></text:p>
      <text:p text:style-name="P37"><text:span text:style-name="Source_20_Text">}</text:span>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Token Type</text:p>
            </table:table-cell>
            <table:table-cell table:style-name="Table4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Access Token</text:span></text:p>
          </table:table-cell>
          <table:table-cell table:style-name="Table4.A1" office:value-type="string">
            <text:p text:style-name="Table_20_Contents">Used in headers for each API request to prove the user is logged in.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Refresh Token</text:span></text:p>
          </table:table-cell>
          <table:table-cell table:style-name="Table4.A1" office:value-type="string">
            <text:p text:style-name="Table_20_Contents">Used to get a <text:span text:style-name="Strong_20_Emphasis">new access token</text:span> when the old one expires.</text:p>
          </table:table-cell>
        </table:table-row>
      </table:table>
      <text:p text:style-name="P24"/>
      <text:h text:style-name="P21" text:outline-level="3"><text:span text:style-name="Strong_20_Emphasis">C. Refresh the Access Token</text:span></text:h>
      <text:p text:style-name="P22">Go to:</text:p>
      <text:p text:style-name="P27"><text:span text:style-name="Source_20_Text">http://127.0.0.1:8000/api/token/refresh/</text:span></text:p>
      <text:p text:style-name="P22">Send <text:span text:style-name="Strong_20_Emphasis">only the refresh token</text:span> like this:</text:p>
      <text:p text:style-name="P27"><text:span text:style-name="Source_20_Text">{</text:span></text:p>
      <text:p text:style-name="P37"><text:soft-page-break/><text:span text:style-name="Source_20_Text"><text:s text:c="2"/>"refresh": "paste_your_refresh_token_here"</text:span></text:p>
      <text:p text:style-name="P37"><text:span text:style-name="Source_20_Text">}</text:span></text:p>
      <text:p text:style-name="P22">It will return a <text:span text:style-name="Strong_20_Emphasis">new access token</text:span>.</text:p>
      <text:p text:style-name="P24"/>
      <text:h text:style-name="P55" text:outline-level="2"><text:span text:style-name="Strong_20_Emphasis">7. Why We Need These Routes</text:span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Route</text:p>
            </table:table-cell>
            <table:table-cell table:style-name="Table5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ource_20_Text">/api/user/register/</text:span></text:p>
          </table:table-cell>
          <table:table-cell table:style-name="Table5.A1" office:value-type="string">
            <text:p text:style-name="Table_20_Contents">Create a new user.</text:p>
          </table:table-cell>
        </table:table-row>
        <table:table-row>
          <table:table-cell table:style-name="Table5.A1" office:value-type="string">
            <text:p text:style-name="Table_20_Contents"><text:span text:style-name="Source_20_Text">/api/token/</text:span></text:p>
          </table:table-cell>
          <table:table-cell table:style-name="Table5.A1" office:value-type="string">
            <text:p text:style-name="Table_20_Contents">Get JWT tokens (login).</text:p>
          </table:table-cell>
        </table:table-row>
        <table:table-row>
          <table:table-cell table:style-name="Table5.A1" office:value-type="string">
            <text:p text:style-name="Table_20_Contents"><text:span text:style-name="Source_20_Text">/api/token/refresh/</text:span></text:p>
          </table:table-cell>
          <table:table-cell table:style-name="Table5.A1" office:value-type="string">
            <text:p text:style-name="Table_20_Contents">Refresh access token.</text:p>
          </table:table-cell>
        </table:table-row>
        <table:table-row>
          <table:table-cell table:style-name="Table5.A1" office:value-type="string">
            <text:p text:style-name="Table_20_Contents"><text:span text:style-name="Source_20_Text">/api/auth/</text:span></text:p>
          </table:table-cell>
          <table:table-cell table:style-name="Table5.A1" office:value-type="string">
            <text:p text:style-name="Table_20_Contents">Built-in DRF login/logout for testing.</text:p>
          </table:table-cell>
        </table:table-row>
      </table:table>
      <text:p text:style-name="P24"/>
      <text:h text:style-name="P55" text:outline-level="2"><text:span text:style-name="Strong_20_Emphasis">8. Common Issues &amp; Fixes</text:span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Problem</text:p>
            </table:table-cell>
            <table:table-cell table:style-name="Table6.A1" office:value-type="string">
              <text:p text:style-name="Table_20_Heading">Solution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ource_20_Text">unexpected keyword argument 'context'</text:span></text:p>
          </table:table-cell>
          <table:table-cell table:style-name="Table6.A1" office:value-type="string">
            <text:p text:style-name="Table_20_Contents">Make sure you are using <text:span text:style-name="Source_20_Text">UserSerializer</text:span> correctly in the view.</text:p>
          </table:table-cell>
        </table:table-row>
        <table:table-row>
          <table:table-cell table:style-name="Table6.A1" office:value-type="string">
            <text:p text:style-name="Table_20_Contents">Refresh token not working</text:p>
          </table:table-cell>
          <table:table-cell table:style-name="Table6.A1" office:value-type="string">
            <text:p text:style-name="Table_20_Contents">Make sure you <text:span text:style-name="Strong_20_Emphasis">paste the refresh token</text:span>, not the access token.</text:p>
          </table:table-cell>
        </table:table-row>
        <table:table-row>
          <table:table-cell table:style-name="Table6.A1" office:value-type="string">
            <text:p text:style-name="Table_20_Contents">404 error after starting server</text:p>
          </table:table-cell>
          <table:table-cell table:style-name="Table6.A1" office:value-type="string">
            <text:p text:style-name="Table_20_Contents">Check if the URL has the correct <text:span text:style-name="Strong_20_Emphasis">trailing slash (</text:span><text:span text:style-name="Strong_20_Emphasis"><text:span text:style-name="Source_20_Text">/</text:span></text:span><text:span text:style-name="Strong_20_Emphasis">)</text:span>.</text:p>
          </table:table-cell>
        </table:table-row>
      </table:table>
      <text:p text:style-name="P24"/>
      <text:h text:style-name="P55" text:outline-level="2"><text:span text:style-name="Strong_20_Emphasis">Summary</text:span></text:h>
      <text:list text:style-name="L49">
        <text:list-item>
          <text:p text:style-name="P86">Added <text:span text:style-name="Source_20_Text">urls.py</text:span> routes for registration and JWT authentication.</text:p>
        </text:list-item>
        <text:list-item>
          <text:p text:style-name="P86">Linked custom view (<text:span text:style-name="Source_20_Text">CreateUserView</text:span>) and DRF's pre-built JWT views.</text:p>
        </text:list-item>
        <text:list-item>
          <text:p text:style-name="P86">Ran migrations to set up the database.</text:p>
        </text:list-item>
        <text:list-item>
          <text:p text:style-name="P86">Tested the flow: <text:span text:style-name="Strong_20_Emphasis">Register → Login → Refresh Token</text:span>.</text:p>
        </text:list-item>
        <text:list-item>
          <text:p text:style-name="P86">Everything is now ready for creating <text:span text:style-name="Strong_20_Emphasis">authenticated routes</text:span> next.</text:p>
        </text:list-item>
      </text:list>
      <text:p text:style-name="P24"/>
      <text:h text:style-name="P55" text:outline-level="2"><text:soft-page-break/><text:span text:style-name="Strong_20_Emphasis">Modern Best Practice Tip</text:span></text:h>
      <text:p text:style-name="P22">Instead of manually testing via the browser, use <text:span text:style-name="Strong_20_Emphasis">Postman</text:span> or <text:span text:style-name="Strong_20_Emphasis">Thunder Client</text:span> in VS Code for cleaner API testing and debugging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87" text:outline-level="3"><text:soft-page-break/><text:span text:style-name="Strong_20_Emphasis">#7 – Creating a </text:span><text:span text:style-name="Strong_20_Emphasis"><text:span text:style-name="Source_20_Text">Note</text:span></text:span><text:span text:style-name="Strong_20_Emphasis"> Model and Serializer with User Linking</text:span></text:h>
      <text:p text:style-name="P24"/>
      <text:h text:style-name="P21" text:outline-level="3"><text:span text:style-name="Strong_20_Emphasis">1. Goal of This Step</text:span></text:h>
      <text:p text:style-name="P22">We now have:</text:p>
      <text:list text:style-name="L50">
        <text:list-item>
          <text:p text:style-name="P88">JWT <text:span text:style-name="Strong_20_Emphasis">authentication</text:span> working.</text:p>
        </text:list-item>
        <text:list-item>
          <text:p text:style-name="P88">Users can <text:span text:style-name="Strong_20_Emphasis">sign up</text:span>, <text:span text:style-name="Strong_20_Emphasis">login</text:span>, <text:span text:style-name="Strong_20_Emphasis">get tokens</text:span>, and <text:span text:style-name="Strong_20_Emphasis">refresh tokens</text:span>.</text:p>
        </text:list-item>
      </text:list>
      <text:p text:style-name="P22"><text:span text:style-name="Strong_20_Emphasis">Next goal:</text:span><text:line-break/>Create routes where authenticated users can <text:span text:style-name="Strong_20_Emphasis">create</text:span>, <text:span text:style-name="Strong_20_Emphasis">read</text:span>, <text:span text:style-name="Strong_20_Emphasis">update</text:span>, and <text:span text:style-name="Strong_20_Emphasis">delete notes</text:span>.<text:line-break/>Each note <text:span text:style-name="Strong_20_Emphasis">belongs to a specific user</text:span>.</text:p>
      <text:p text:style-name="P24"/>
      <text:h text:style-name="P21" text:outline-level="3"><text:span text:style-name="Strong_20_Emphasis">2. Creating the Note Model</text:span></text:h>
      <text:p text:style-name="P22"><text:span text:style-name="Strong_20_Emphasis">File:</text:span> <text:span text:style-name="Source_20_Text">api/models.py</text:span></text:p>
      <text:p text:style-name="P72"><text:span text:style-name="Source_20_Text">from django.db import models</text:span></text:p>
      <text:p text:style-name="P72"><text:span text:style-name="Source_20_Text">from django.contrib.auth.models import User</text:span></text:p>
      <text:p text:style-name="P72"/>
      <text:p text:style-name="P72"><text:span text:style-name="Source_20_Text">class Note(models.Model):</text:span></text:p>
      <text:p text:style-name="P72"><text:span text:style-name="Source_20_Text"><text:s text:c="4"/>title = models.CharField(max_length=100) <text:s/># Short title for the note</text:span></text:p>
      <text:p text:style-name="P72"><text:span text:style-name="Source_20_Text"><text:s text:c="4"/>content = models.TextField() <text:s text:c="13"/># Body/content of the note</text:span></text:p>
      <text:p text:style-name="P72"><text:span text:style-name="Source_20_Text"><text:s text:c="4"/>created_at = models.DateTimeField(auto_now_add=True) <text:s/># Auto set when note is created</text:span></text:p>
      <text:p text:style-name="P72"><text:span text:style-name="Source_20_Text"><text:s text:c="4"/></text:span></text:p>
      <text:p text:style-name="P72"><text:soft-page-break/><text:span text:style-name="Source_20_Text"><text:s text:c="4"/># Link note to the user who created it</text:span></text:p>
      <text:p text:style-name="P72"><text:span text:style-name="Source_20_Text"><text:s text:c="4"/>author = models.ForeignKey(</text:span></text:p>
      <text:p text:style-name="P72"><text:span text:style-name="Source_20_Text"><text:s text:c="8"/>User,</text:span></text:p>
      <text:p text:style-name="P72"><text:span text:style-name="Source_20_Text"><text:s text:c="8"/>on_delete=models.CASCADE, <text:s text:c="9"/># If user is deleted, delete their notes</text:span></text:p>
      <text:p text:style-name="P72"><text:span text:style-name="Source_20_Text"><text:s text:c="8"/>related_name='notes' <text:s text:c="14"/># Allows user.notes.all() to fetch all their notes</text:span></text:p>
      <text:p text:style-name="P72"><text:span text:style-name="Source_20_Text"><text:s text:c="4"/>)</text:span></text:p>
      <text:p text:style-name="P72"/>
      <text:p text:style-name="P72"><text:span text:style-name="Source_20_Text"><text:s text:c="4"/>def __str__(self):</text:span></text:p>
      <text:p text:style-name="P72"><text:span text:style-name="Source_20_Text"><text:s text:c="8"/>return self.title</text:span></text:p>
      <text:p text:style-name="P24"/>
      <text:h text:style-name="P21" text:outline-level="3"><text:span text:style-name="Strong_20_Emphasis">3. Key Concepts</text:span></text:h>
      <text:h text:style-name="P60" text:outline-level="4"><text:span text:style-name="Strong_20_Emphasis">ForeignKey (One-to-Many Relationship)</text:span></text:h>
      <text:list text:style-name="L51">
        <text:list-item>
          <text:p text:style-name="P89"><text:span text:style-name="Strong_20_Emphasis">Why we use it:</text:span></text:p>
          <text:list>
            <text:list-item>
              <text:p text:style-name="P89">Each user can have <text:span text:style-name="Strong_20_Emphasis">many notes</text:span>, but each note belongs to <text:span text:style-name="Strong_20_Emphasis">only one user</text:span>.</text:p>
            </text:list-item>
            <text:list-item>
              <text:p text:style-name="P89">This is called a <text:span text:style-name="Strong_20_Emphasis">One-to-Many relationship</text:span>.</text:p>
            </text:list-item>
          </text:list>
        </text:list-item>
        <text:list-item>
          <text:p text:style-name="P89"><text:span text:style-name="Source_20_Text">on_delete=models.CASCADE</text:span></text:p>
          <text:list>
            <text:list-item>
              <text:p text:style-name="P89">If the user is deleted → their notes are <text:span text:style-name="Strong_20_Emphasis">also deleted automatically</text:span>.</text:p>
            </text:list-item>
          </text:list>
        </text:list-item>
        <text:list-item>
          <text:p text:style-name="P89"><text:span text:style-name="Source_20_Text">related_name='notes'</text:span></text:p>
          <text:list>
            <text:list-item>
              <text:p text:style-name="P89">Lets us access all of a user’s notes using <text:span text:style-name="Source_20_Text">user.notes.all()</text:span>.</text:p>
            </text:list-item>
          </text:list>
        </text:list-item>
      </text:list>
      <text:p text:style-name="P24"><text:soft-page-break/></text:p>
      <text:h text:style-name="P21" text:outline-level="3"><text:span text:style-name="Strong_20_Emphasis">4. Convert the Model to JSON with a Serializer</text:span></text:h>
      <text:p text:style-name="P22"><text:span text:style-name="Strong_20_Emphasis">File:</text:span> <text:span text:style-name="Source_20_Text">api/serializers.py</text:span></text:p>
      <text:p text:style-name="P72"><text:span text:style-name="Source_20_Text">from rest_framework import serializers</text:span></text:p>
      <text:p text:style-name="P72"><text:span text:style-name="Source_20_Text">from .models import Note</text:span></text:p>
      <text:p text:style-name="P72"/>
      <text:p text:style-name="P72"><text:span text:style-name="Source_20_Text">class NoteSerializer(serializers.ModelSerializer):</text:span></text:p>
      <text:p text:style-name="P72"><text:span text:style-name="Source_20_Text"><text:s text:c="4"/>class Meta:</text:span></text:p>
      <text:p text:style-name="P72"><text:span text:style-name="Source_20_Text"><text:s text:c="8"/>model = Note</text:span></text:p>
      <text:p text:style-name="P72"><text:span text:style-name="Source_20_Text"><text:s text:c="8"/>fields = ['id', 'title', 'content', 'created_at', 'author']</text:span></text:p>
      <text:p text:style-name="P72"><text:span text:style-name="Source_20_Text"><text:s text:c="8"/></text:span></text:p>
      <text:p text:style-name="P72"><text:span text:style-name="Source_20_Text"><text:s text:c="8"/># We don't want the frontend to set the author manually</text:span></text:p>
      <text:p text:style-name="P72"><text:span text:style-name="Source_20_Text"><text:s text:c="8"/># Backend will set it automatically based on the logged-in user</text:span></text:p>
      <text:p text:style-name="P72"><text:span text:style-name="Source_20_Text"><text:s text:c="8"/>extra_kwargs = {</text:span></text:p>
      <text:p text:style-name="P72"><text:span text:style-name="Source_20_Text"><text:s text:c="12"/>'author': {'read_only': True}</text:span></text:p>
      <text:p text:style-name="P72"><text:span text:style-name="Source_20_Text"><text:s text:c="8"/>}</text:span></text:p>
      <text:p text:style-name="P24"/>
      <text:h text:style-name="P21" text:outline-level="3"><text:span text:style-name="Strong_20_Emphasis">5. Why </text:span><text:span text:style-name="Strong_20_Emphasis"><text:span text:style-name="Source_20_Text">author</text:span></text:span><text:span text:style-name="Strong_20_Emphasis"> is Read-Only</text:span></text:h>
      <text:list text:style-name="L52">
        <text:list-item>
          <text:p text:style-name="P90">The <text:span text:style-name="Strong_20_Emphasis">frontend should NOT decide who the author is</text:span>.<text:line-break/>Example of a problem:</text:p>
          <text:list>
            <text:list-item>
              <text:p text:style-name="P90"><text:soft-page-break/>Imagine user A tries to create a note and sets <text:span text:style-name="Source_20_Text">author</text:span> to user B → bad data.</text:p>
            </text:list-item>
          </text:list>
        </text:list-item>
        <text:list-item>
          <text:p text:style-name="P90">So, we make <text:span text:style-name="Source_20_Text">author</text:span> <text:span text:style-name="Strong_20_Emphasis">read-only</text:span>:</text:p>
          <text:list>
            <text:list-item>
              <text:p text:style-name="P90">We <text:span text:style-name="Strong_20_Emphasis">show it in responses</text:span> (GET requests).</text:p>
            </text:list-item>
            <text:list-item>
              <text:p text:style-name="P90">But <text:span text:style-name="Strong_20_Emphasis">cannot edit it</text:span> (POST or PUT requests).</text:p>
            </text:list-item>
            <text:list-item>
              <text:p text:style-name="P90">The backend <text:span text:style-name="Strong_20_Emphasis">automatically assigns the logged-in user</text:span> as the note's author.</text:p>
            </text:list-item>
          </text:list>
        </text:list-item>
      </text:list>
      <text:p text:style-name="P24"/>
      <text:h text:style-name="P21" text:outline-level="3"><text:span text:style-name="Strong_20_Emphasis">6. Summary of Field Behaviors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Table_20_Heading">Field</text:p>
            </table:table-cell>
            <table:table-cell table:style-name="Table7.A1" office:value-type="string">
              <text:p text:style-name="Table_20_Heading">Who Sets It?</text:p>
            </table:table-cell>
            <table:table-cell table:style-name="Table7.A1" office:value-type="string">
              <text:p text:style-name="Table_20_Heading">Can Frontend Edit?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ource_20_Text">title</text:span></text:p>
          </table:table-cell>
          <table:table-cell table:style-name="Table7.A1" office:value-type="string">
            <text:p text:style-name="Table_20_Contents">Frontend sends it</text:p>
          </table:table-cell>
          <table:table-cell table:style-name="Table7.A1" office:value-type="string">
            <text:p text:style-name="Table_20_Contents">✅ Yes</text:p>
          </table:table-cell>
        </table:table-row>
        <table:table-row>
          <table:table-cell table:style-name="Table7.A1" office:value-type="string">
            <text:p text:style-name="Table_20_Contents"><text:span text:style-name="Source_20_Text">content</text:span></text:p>
          </table:table-cell>
          <table:table-cell table:style-name="Table7.A1" office:value-type="string">
            <text:p text:style-name="Table_20_Contents">Frontend sends it</text:p>
          </table:table-cell>
          <table:table-cell table:style-name="Table7.A1" office:value-type="string">
            <text:p text:style-name="Table_20_Contents">✅ Yes</text:p>
          </table:table-cell>
        </table:table-row>
        <table:table-row>
          <table:table-cell table:style-name="Table7.A1" office:value-type="string">
            <text:p text:style-name="Table_20_Contents"><text:span text:style-name="Source_20_Text">created_at</text:span></text:p>
          </table:table-cell>
          <table:table-cell table:style-name="Table7.A1" office:value-type="string">
            <text:p text:style-name="Table_20_Contents">Backend auto-generates</text:p>
          </table:table-cell>
          <table:table-cell table:style-name="Table7.A1" office:value-type="string">
            <text:p text:style-name="Table_20_Contents">❌ No</text:p>
          </table:table-cell>
        </table:table-row>
        <table:table-row>
          <table:table-cell table:style-name="Table7.A1" office:value-type="string">
            <text:p text:style-name="Table_20_Contents"><text:span text:style-name="Source_20_Text">author</text:span></text:p>
          </table:table-cell>
          <table:table-cell table:style-name="Table7.A1" office:value-type="string">
            <text:p text:style-name="Table_20_Contents">Backend auto-assigns</text:p>
          </table:table-cell>
          <table:table-cell table:style-name="Table7.A1" office:value-type="string">
            <text:p text:style-name="Table_20_Contents">❌ No</text:p>
          </table:table-cell>
        </table:table-row>
      </table:table>
      <text:p text:style-name="P24"/>
      <text:h text:style-name="P21" text:outline-level="3"><text:span text:style-name="Strong_20_Emphasis">7. Why Serializer is Needed</text:span></text:h>
      <text:list text:style-name="L53">
        <text:list-item>
          <text:p text:style-name="P91">Django models are Python objects.</text:p>
        </text:list-item>
        <text:list-item>
          <text:p text:style-name="P91">APIs must send and receive <text:span text:style-name="Strong_20_Emphasis">JSON</text:span>.</text:p>
        </text:list-item>
        <text:list-item>
          <text:p text:style-name="P91">The serializer <text:span text:style-name="Strong_20_Emphasis">converts between Python objects ↔ JSON</text:span>:</text:p>
          <text:list>
            <text:list-item>
              <text:p text:style-name="P91"><text:span text:style-name="Strong_20_Emphasis">When sending data to frontend:</text:span> Converts DB objects to JSON.</text:p>
            </text:list-item>
            <text:list-item>
              <text:p text:style-name="P91"><text:span text:style-name="Strong_20_Emphasis">When receiving data from frontend:</text:span> Validates and converts JSON to DB objects.</text:p>
            </text:list-item>
          </text:list>
        </text:list-item>
      </text:list>
      <text:p text:style-name="P22">Without a serializer, DRF wouldn't know how to process this data safely.</text:p>
      <text:p text:style-name="P24"/>
      <text:h text:style-name="P21" text:outline-level="3"><text:soft-page-break/><text:span text:style-name="Strong_20_Emphasis">#8 – Creating Views for Listing, Creating, and Deleting Notes</text:span></text:h>
      <text:p text:style-name="P22">Now that we have:</text:p>
      <text:list text:style-name="L54">
        <text:list-item>
          <text:p text:style-name="P92"><text:span text:style-name="Strong_20_Emphasis">Model:</text:span> <text:span text:style-name="Source_20_Text">Note</text:span></text:p>
        </text:list-item>
        <text:list-item>
          <text:p text:style-name="P92"><text:span text:style-name="Strong_20_Emphasis">Serializer:</text:span> <text:span text:style-name="Source_20_Text">NoteSerializer</text:span></text:p>
        </text:list-item>
      </text:list>
      <text:p text:style-name="P22">We will <text:span text:style-name="Strong_20_Emphasis">create views</text:span> to:</text:p>
      <text:list text:style-name="L55">
        <text:list-item>
          <text:p text:style-name="P93"><text:span text:style-name="Strong_20_Emphasis">List all notes</text:span> of the logged-in user.</text:p>
        </text:list-item>
        <text:list-item>
          <text:p text:style-name="P93"><text:span text:style-name="Strong_20_Emphasis">Create a new note</text:span> for the logged-in user.</text:p>
        </text:list-item>
        <text:list-item>
          <text:p text:style-name="P93"><text:span text:style-name="Strong_20_Emphasis">Delete a note</text:span> (only if it belongs to the logged-in user).</text:p>
        </text:list-item>
      </text:list>
      <text:p text:style-name="P22">We'll use <text:span text:style-name="Strong_20_Emphasis">generic class-based views</text:span> from Django REST Framework for clean, modern code.</text:p>
      <text:p text:style-name="P24"/>
      <text:h text:style-name="P55" text:outline-level="2"><text:span text:style-name="Strong_20_Emphasis">1. Import Required Modules</text:span></text:h>
      <text:p text:style-name="P22"><text:span text:style-name="Strong_20_Emphasis">File:</text:span> <text:span text:style-name="Source_20_Text">api/views.py</text:span></text:p>
      <text:p text:style-name="P72"><text:span text:style-name="Source_20_Text">from rest_framework import generics</text:span></text:p>
      <text:p text:style-name="P72"><text:span text:style-name="Source_20_Text">from rest_framework.permissions import IsAuthenticated</text:span></text:p>
      <text:p text:style-name="P72"><text:span text:style-name="Source_20_Text">from .models import Note</text:span></text:p>
      <text:p text:style-name="P72"><text:span text:style-name="Source_20_Text">from .serializers import NoteSerializer</text:span></text:p>
      <text:p text:style-name="P24"/>
      <text:h text:style-name="P55" text:outline-level="2"><text:span text:style-name="Strong_20_Emphasis">2. Create and List Notes in One View</text:span></text:h>
      <text:p text:style-name="P22">We’ll use <text:span text:style-name="Source_20_Text">ListCreateAPIView</text:span> to handle <text:span text:style-name="Strong_20_Emphasis">both GET and POST</text:span> in a single view.</text:p>
      <text:p text:style-name="P72"><text:soft-page-break/><text:span text:style-name="Source_20_Text">class NoteListCreateView(generics.ListCreateAPIView):</text:span></text:p>
      <text:p text:style-name="P72"><text:span text:style-name="Source_20_Text"><text:s text:c="4"/>serializer_class = NoteSerializer</text:span></text:p>
      <text:p text:style-name="P72"><text:span text:style-name="Source_20_Text"><text:s text:c="4"/>permission_classes = [IsAuthenticated] <text:s/># Only logged-in users can access</text:span></text:p>
      <text:p text:style-name="P72"/>
      <text:p text:style-name="P72"><text:span text:style-name="Source_20_Text"><text:s text:c="4"/># Show only notes of the logged-in user</text:span></text:p>
      <text:p text:style-name="P72"><text:span text:style-name="Source_20_Text"><text:s text:c="4"/>def get_queryset(self):</text:span></text:p>
      <text:p text:style-name="P72"><text:span text:style-name="Source_20_Text"><text:s text:c="8"/>return Note.objects.filter(author=self.request.user)</text:span></text:p>
      <text:p text:style-name="P72"/>
      <text:p text:style-name="P72"><text:span text:style-name="Source_20_Text"><text:s text:c="4"/># Automatically set author when creating a note</text:span></text:p>
      <text:p text:style-name="P72"><text:span text:style-name="Source_20_Text"><text:s text:c="4"/>def perform_create(self, serializer):</text:span></text:p>
      <text:p text:style-name="P72"><text:span text:style-name="Source_20_Text"><text:s text:c="8"/>serializer.save(author=self.request.user)</text:span></text:p>
      <text:p text:style-name="P24"/>
      <text:h text:style-name="P21" text:outline-level="3"><text:span text:style-name="Strong_20_Emphasis">Key Explanations</text:span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Table_20_Heading">Concept</text:p>
            </table:table-cell>
            <table:table-cell table:style-name="Table8.A1" office:value-type="string">
              <text:p text:style-name="Table_20_Heading">Explanation</text:p>
            </table:table-cell>
          </table:table-row>
        </table:table-header-rows>
        <table:table-row>
          <table:table-cell table:style-name="Table8.A1" office:value-type="string">
            <text:p text:style-name="Table_20_Contents"><text:span text:style-name="Strong_20_Emphasis"><text:span text:style-name="Source_20_Text">get_queryset()</text:span></text:span></text:p>
          </table:table-cell>
          <table:table-cell table:style-name="Table8.A1" office:value-type="string">
            <text:p text:style-name="Table_20_Contents">Dynamically filters the notes so users can <text:span text:style-name="Strong_20_Emphasis">only see their own notes</text:span>, not other users'.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<text:span text:style-name="Source_20_Text">self.request.user</text:span></text:span></text:p>
          </table:table-cell>
          <table:table-cell table:style-name="Table8.A1" office:value-type="string">
            <text:p text:style-name="Table_20_Contents">Automatically gives the <text:span text:style-name="Strong_20_Emphasis">logged-in user</text:span> (from JWT authentication).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Why not just </text:span><text:span text:style-name="Strong_20_Emphasis"><text:span text:style-name="Source_20_Text">queryset = Note.objects.all()</text:span></text:span><text:span text:style-name="Strong_20_Emphasis">?</text:span></text:p>
          </table:table-cell>
          <table:table-cell table:style-name="Table8.A1" office:value-type="string">
            <text:p text:style-name="Table_20_Contents">That would expose <text:span text:style-name="Strong_20_Emphasis">everyone's notes</text:span> — a privacy issue.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<text:span text:style-name="Source_20_Text">perform_create()</text:span></text:span></text:p>
          </table:table-cell>
          <table:table-cell table:style-name="Table8.A1" office:value-type="string">
            <text:p text:style-name="Table_20_Contents">Runs <text:span text:style-name="Strong_20_Emphasis">right before saving</text:span> a new note. We use it to <text:span text:style-name="Strong_20_Emphasis">set the </text:span><text:span text:style-name="Strong_20_Emphasis"><text:span text:style-name="Source_20_Text">author</text:span></text:span> automatically, since <text:span text:style-name="Source_20_Text">author</text:span> is <text:span text:style-name="Source_20_Text">read_only</text:span> in the serializer.</text:p>
          </table:table-cell>
        </table:table-row>
      </table:table>
      <text:p text:style-name="P24"><text:soft-page-break/></text:p>
      <text:h text:style-name="P55" text:outline-level="2"><text:span text:style-name="Strong_20_Emphasis">3. Delete Notes</text:span></text:h>
      <text:p text:style-name="P22">We’ll use <text:span text:style-name="Source_20_Text">DestroyAPIView</text:span> to handle <text:span text:style-name="Strong_20_Emphasis">deleting notes</text:span>, making sure users can <text:span text:style-name="Strong_20_Emphasis">only delete their own notes</text:span>.</text:p>
      <text:p text:style-name="P72"><text:span text:style-name="Source_20_Text">class NoteDeleteView(generics.DestroyAPIView):</text:span></text:p>
      <text:p text:style-name="P72"><text:span text:style-name="Source_20_Text"><text:s text:c="4"/>serializer_class = NoteSerializer</text:span></text:p>
      <text:p text:style-name="P72"><text:span text:style-name="Source_20_Text"><text:s text:c="4"/>permission_classes = [IsAuthenticated]</text:span></text:p>
      <text:p text:style-name="P72"/>
      <text:p text:style-name="P72"><text:span text:style-name="Source_20_Text"><text:s text:c="4"/># Filter so users can only delete their own notes</text:span></text:p>
      <text:p text:style-name="P72"><text:span text:style-name="Source_20_Text"><text:s text:c="4"/>def get_queryset(self):</text:span></text:p>
      <text:p text:style-name="P72"><text:span text:style-name="Source_20_Text"><text:s text:c="8"/>return Note.objects.filter(author=self.request.user)</text:span></text:p>
      <text:p text:style-name="P24"/>
      <text:h text:style-name="P21" text:outline-level="3"><text:span text:style-name="Strong_20_Emphasis">How Delete Works</text:span></text:h>
      <text:list text:style-name="L56">
        <text:list-item>
          <text:p text:style-name="P94">The frontend sends a <text:span text:style-name="Strong_20_Emphasis">DELETE request</text:span> with a note's ID.</text:p>
        </text:list-item>
        <text:list-item>
          <text:p text:style-name="P94">DRF will:</text:p>
          <text:list>
            <text:list-item>
              <text:p text:style-name="P94"><text:span text:style-name="Strong_20_Emphasis">Find the note</text:span> in the filtered queryset (notes belonging to this user).</text:p>
            </text:list-item>
            <text:list-item>
              <text:p text:style-name="P94">If found → delete it.</text:p>
            </text:list-item>
            <text:list-item>
              <text:p text:style-name="P94">If not found → return a <text:span text:style-name="Source_20_Text">404 Not Found</text:span>.</text:p>
            </text:list-item>
          </text:list>
        </text:list-item>
      </text:list>
      <text:p text:style-name="P22">This ensures a user <text:span text:style-name="Strong_20_Emphasis">cannot delete someone else's note</text:span>.</text:p>
      <text:p text:style-name="P24"/>
      <text:h text:style-name="P55" text:outline-level="2"><text:soft-page-break/><text:span text:style-name="Strong_20_Emphasis">4. Why </text:span><text:span text:style-name="Strong_20_Emphasis"><text:span text:style-name="Source_20_Text">perform_create()</text:span></text:span><text:span text:style-name="Strong_20_Emphasis"> is Needed</text:span></text:h>
      <text:list text:style-name="L57">
        <text:list-item>
          <text:p text:style-name="P95">In our serializer, we set:</text:p>
          <text:p text:style-name="P96"><text:span text:style-name="Source_20_Text">extra_kwargs = {</text:span></text:p>
          <text:p text:style-name="P96"><text:span text:style-name="Source_20_Text"><text:s text:c="4"/>'author': {'read_only': True}</text:span></text:p>
          <text:p text:style-name="P96"><text:span text:style-name="Source_20_Text">}</text:span></text:p>
        </text:list-item>
        <text:list-item>
          <text:p text:style-name="P95">This means the <text:span text:style-name="Strong_20_Emphasis">frontend cannot send the author</text:span> in POST data.</text:p>
        </text:list-item>
        <text:list-item>
          <text:p text:style-name="P95">But we still need to <text:span text:style-name="Strong_20_Emphasis">store the author</text:span> in the database.</text:p>
        </text:list-item>
        <text:list-item>
          <text:p text:style-name="P95">So we <text:span text:style-name="Strong_20_Emphasis">manually assign it in </text:span><text:span text:style-name="Strong_20_Emphasis"><text:span text:style-name="Source_20_Text">perform_create()</text:span></text:span>:</text:p>
          <text:p text:style-name="P96"><text:span text:style-name="Source_20_Text">serializer.save(author=self.request.user)</text:span></text:p>
        </text:list-item>
      </text:list>
      <text:p text:style-name="P22">This way:</text:p>
      <text:list text:style-name="L58">
        <text:list-item>
          <text:p text:style-name="P97"><text:span text:style-name="Source_20_Text">author</text:span> is automatically set to the <text:span text:style-name="Strong_20_Emphasis">logged-in user</text:span>.</text:p>
        </text:list-item>
        <text:list-item>
          <text:p text:style-name="P97">The frontend doesn’t need to worry about it.</text:p>
        </text:list-item>
        <text:list-item>
          <text:p text:style-name="P97">Prevents security issues where a user might try to fake another user’s ID.</text:p>
        </text:list-item>
      </text:list>
      <text:p text:style-name="P24"/>
      <text:h text:style-name="P55" text:outline-level="2"><text:span text:style-name="Strong_20_Emphasis">5. Final View Code (Clean and Modern)</text:span></text:h>
      <text:p text:style-name="P72"><text:span text:style-name="Source_20_Text">from rest_framework import generics</text:span></text:p>
      <text:p text:style-name="P72"><text:span text:style-name="Source_20_Text">from rest_framework.permissions import IsAuthenticated</text:span></text:p>
      <text:p text:style-name="P72"><text:span text:style-name="Source_20_Text">from .models import Note</text:span></text:p>
      <text:p text:style-name="P72"><text:span text:style-name="Source_20_Text">from .serializers import NoteSerializer</text:span></text:p>
      <text:p text:style-name="P72"/>
      <text:p text:style-name="P72"/>
      <text:p text:style-name="P72"><text:soft-page-break/><text:span text:style-name="Source_20_Text">class NoteListCreateView(generics.ListCreateAPIView):</text:span></text:p>
      <text:p text:style-name="P72"><text:span text:style-name="Source_20_Text"><text:s text:c="4"/>serializer_class = NoteSerializer</text:span></text:p>
      <text:p text:style-name="P72"><text:span text:style-name="Source_20_Text"><text:s text:c="4"/>permission_classes = [IsAuthenticated]</text:span></text:p>
      <text:p text:style-name="P72"/>
      <text:p text:style-name="P72"><text:span text:style-name="Source_20_Text"><text:s text:c="4"/>def get_queryset(self):</text:span></text:p>
      <text:p text:style-name="P72"><text:span text:style-name="Source_20_Text"><text:s text:c="8"/># Return only notes of the logged-in user</text:span></text:p>
      <text:p text:style-name="P72"><text:span text:style-name="Source_20_Text"><text:s text:c="8"/>return Note.objects.filter(author=self.request.user)</text:span></text:p>
      <text:p text:style-name="P72"/>
      <text:p text:style-name="P72"><text:span text:style-name="Source_20_Text"><text:s text:c="4"/>def perform_create(self, serializer):</text:span></text:p>
      <text:p text:style-name="P72"><text:span text:style-name="Source_20_Text"><text:s text:c="8"/># Automatically set the logged-in user as the author</text:span></text:p>
      <text:p text:style-name="P72"><text:span text:style-name="Source_20_Text"><text:s text:c="8"/>serializer.save(author=self.request.user)</text:span></text:p>
      <text:p text:style-name="P72"/>
      <text:p text:style-name="P72"/>
      <text:p text:style-name="P72"><text:span text:style-name="Source_20_Text">class NoteDeleteView(generics.DestroyAPIView):</text:span></text:p>
      <text:p text:style-name="P72"><text:span text:style-name="Source_20_Text"><text:s text:c="4"/>serializer_class = NoteSerializer</text:span></text:p>
      <text:p text:style-name="P72"><text:span text:style-name="Source_20_Text"><text:s text:c="4"/>permission_classes = [IsAuthenticated]</text:span></text:p>
      <text:p text:style-name="P72"/>
      <text:p text:style-name="P72"><text:span text:style-name="Source_20_Text"><text:s text:c="4"/>def get_queryset(self):</text:span></text:p>
      <text:p text:style-name="P72"><text:soft-page-break/><text:span text:style-name="Source_20_Text"><text:s text:c="8"/># Only allow deletion of notes that belong to this user</text:span></text:p>
      <text:p text:style-name="P72"><text:span text:style-name="Source_20_Text"><text:s text:c="8"/>return Note.objects.filter(author=self.request.user)</text:span></text:p>
      <text:p text:style-name="P24"/>
      <text:h text:style-name="P55" text:outline-level="2"><text:span text:style-name="Strong_20_Emphasis">6. Flow Recap</text:span></text:h>
      <text:list text:style-name="L59">
        <text:list-item>
          <text:p text:style-name="P98"><text:span text:style-name="Strong_20_Emphasis">User logs in → gets JWT token</text:span>.</text:p>
        </text:list-item>
        <text:list-item>
          <text:p text:style-name="P98"><text:span text:style-name="Strong_20_Emphasis">Frontend sends GET request</text:span> to <text:span text:style-name="Source_20_Text">/notes/</text:span>:</text:p>
          <text:list>
            <text:list-item>
              <text:p text:style-name="P98">Only <text:span text:style-name="Strong_20_Emphasis">their own notes</text:span> are returned.</text:p>
            </text:list-item>
          </text:list>
        </text:list-item>
        <text:list-item>
          <text:p text:style-name="P98"><text:span text:style-name="Strong_20_Emphasis">Frontend sends POST request</text:span> to <text:span text:style-name="Source_20_Text">/notes/</text:span>:</text:p>
          <text:list>
            <text:list-item>
              <text:p text:style-name="P98">Backend automatically <text:span text:style-name="Strong_20_Emphasis">assigns the logged-in user as the author</text:span>.</text:p>
            </text:list-item>
          </text:list>
        </text:list-item>
        <text:list-item>
          <text:p text:style-name="P98"><text:span text:style-name="Strong_20_Emphasis">Frontend sends DELETE request</text:span> to <text:span text:style-name="Source_20_Text">/notes/&lt;id&gt;/</text:span>:</text:p>
          <text:list>
            <text:list-item>
              <text:p text:style-name="P98">Backend deletes the note <text:span text:style-name="Strong_20_Emphasis">only if it belongs to this user</text:span>.</text:p>
            </text:list-item>
          </text:list>
        </text:list-item>
      </text:list>
      <text:p text:style-name="P24"/>
      <text:h text:style-name="P99" text:outline-level="2"><text:span text:style-name="Strong_20_Emphasis"/></text:h>
      <text:p text:style-name="P22"/>
      <text:p text:style-name="P63"><text:span text:style-name="Strong_20_Emphasis"><text:span text:style-name="T5"/></text:span></text:p>
      <text:p text:style-name="P63"><text:span text:style-name="Strong_20_Emphasis"><text:span text:style-name="T5"/></text:span></text:p>
      <text:p text:style-name="P100"><text:span text:style-name="Strong_20_Emphasis"><text:span text:style-name="T8">­</text:span></text:span></text:p>
      <text:p text:style-name="P63"><text:span text:style-name="Strong_20_Emphasis"><text:span text:style-name="T5"/></text:span></text:p>
      <text:p text:style-name="P63"><text:span text:style-name="Strong_20_Emphasis"><text:span text:style-name="T5"/></text:span></text:p>
      <text:p text:style-name="P63"><text:span text:style-name="Strong_20_Emphasis"><text:span text:style-name="T5"/></text:span></text:p>
      <text:h text:style-name="P101" text:outline-level="3"><text:soft-page-break/><text:span text:style-name="Strong_20_Emphasis"><text:span text:style-name="T5">#9 – Setting Up URLs and Connecting Backend Routes</text:span></text:span></text:h>
      <text:p text:style-name="P22">Now that we have our views ready for <text:span text:style-name="Strong_20_Emphasis">creating, listing, and deleting notes</text:span>, we need to <text:span text:style-name="Strong_20_Emphasis">expose them via URLs</text:span> so the frontend can interact with our backend API.</text:p>
      <text:p text:style-name="P24"/>
      <text:h text:style-name="P55" text:outline-level="2"><text:span text:style-name="Strong_20_Emphasis">1. Create </text:span><text:span text:style-name="Strong_20_Emphasis"><text:span text:style-name="Source_20_Text">urls.py</text:span></text:span><text:span text:style-name="Strong_20_Emphasis"> Inside </text:span><text:span text:style-name="Strong_20_Emphasis"><text:span text:style-name="Source_20_Text">api</text:span></text:span><text:span text:style-name="Strong_20_Emphasis"> App</text:span></text:h>
      <text:p text:style-name="P22"><text:span text:style-name="Strong_20_Emphasis">Location:</text:span> <text:span text:style-name="Source_20_Text">backend/api/urls.py</text:span></text:p>
      <text:p text:style-name="P22">This file will handle <text:span text:style-name="Strong_20_Emphasis">note-related routes only</text:span>.</text:p>
      <text:p text:style-name="P72"><text:span text:style-name="Source_20_Text">from django.urls import path</text:span></text:p>
      <text:p text:style-name="P72"><text:span text:style-name="Source_20_Text">from . import views</text:span></text:p>
      <text:p text:style-name="P72"/>
      <text:p text:style-name="P72"><text:span text:style-name="Source_20_Text">urlpatterns = [</text:span></text:p>
      <text:p text:style-name="P72"><text:span text:style-name="Source_20_Text"><text:s text:c="4"/># List all notes and create a new note</text:span></text:p>
      <text:p text:style-name="P72"><text:span text:style-name="Source_20_Text"><text:s text:c="4"/>path('notes/', views.NoteListCreateView.as_view(), name='note-list'),</text:span></text:p>
      <text:p text:style-name="P72"/>
      <text:p text:style-name="P72"><text:span text:style-name="Source_20_Text"><text:s text:c="4"/># Delete a specific note by ID (primary key)</text:span></text:p>
      <text:p text:style-name="P72"><text:span text:style-name="Source_20_Text"><text:s text:c="4"/>path('notes/delete/&lt;int:pk&gt;/', views.NoteDeleteView.as_view(), name='note-delete'),</text:span></text:p>
      <text:p text:style-name="P72"><text:span text:style-name="Source_20_Text">]</text:span></text:p>
      <text:p text:style-name="P24"/>
      <text:h text:style-name="P21" text:outline-level="3"><text:soft-page-break/><text:span text:style-name="Strong_20_Emphasis">Explanation</text:span>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Table_20_Heading">Code Part</text:p>
            </table:table-cell>
            <table:table-cell table:style-name="Table9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9.A1" office:value-type="string">
            <text:p text:style-name="Table_20_Contents"><text:span text:style-name="Source_20_Text">path('notes/', ...)</text:span></text:p>
          </table:table-cell>
          <table:table-cell table:style-name="Table9.A1" office:value-type="string">
            <text:p text:style-name="Table_20_Contents"><text:span text:style-name="Strong_20_Emphasis">GET</text:span> → List logged-in user’s notes<text:span text:style-name="Strong_20_Emphasis">POST</text:span> → Create a new note</text:p>
          </table:table-cell>
        </table:table-row>
        <table:table-row>
          <table:table-cell table:style-name="Table9.A1" office:value-type="string">
            <text:p text:style-name="Table_20_Contents"><text:span text:style-name="Source_20_Text">path('notes/delete/&lt;int:pk&gt;/')</text:span></text:p>
          </table:table-cell>
          <table:table-cell table:style-name="Table9.A1" office:value-type="string">
            <text:p text:style-name="Table_20_Contents"><text:span text:style-name="Strong_20_Emphasis">DELETE</text:span> → Delete a note by its unique ID (<text:span text:style-name="Source_20_Text">pk</text:span>)</text:p>
          </table:table-cell>
        </table:table-row>
        <table:table-row>
          <table:table-cell table:style-name="Table9.A1" office:value-type="string">
            <text:p text:style-name="Table_20_Contents"><text:span text:style-name="Source_20_Text">name='note-list'</text:span> / <text:span text:style-name="Source_20_Text">note-delete</text:span></text:p>
          </table:table-cell>
          <table:table-cell table:style-name="Table9.A1" office:value-type="string">
            <text:p text:style-name="Table_20_Contents">Used for <text:span text:style-name="Strong_20_Emphasis">reverse URL lookups</text:span> in Django or testing tools</text:p>
          </table:table-cell>
        </table:table-row>
      </table:table>
      <text:p text:style-name="P24"/>
      <text:h text:style-name="P55" text:outline-level="2"><text:span text:style-name="Strong_20_Emphasis">2. Connect </text:span><text:span text:style-name="Strong_20_Emphasis"><text:span text:style-name="Source_20_Text">api/urls.py</text:span></text:span><text:span text:style-name="Strong_20_Emphasis"> to Main Project URLs</text:span></text:h>
      <text:p text:style-name="P22"><text:span text:style-name="Strong_20_Emphasis">Location:</text:span> <text:span text:style-name="Source_20_Text">backend/urls.py</text:span></text:p>
      <text:p text:style-name="P22">This links the <text:span text:style-name="Source_20_Text">api/</text:span> prefix to our <text:span text:style-name="Source_20_Text">api/urls.py</text:span> file.</text:p>
      <text:p text:style-name="P72"><text:span text:style-name="Source_20_Text">from django.contrib import admin</text:span></text:p>
      <text:p text:style-name="P72"><text:span text:style-name="Source_20_Text">from django.urls import path, include</text:span></text:p>
      <text:p text:style-name="P72"/>
      <text:p text:style-name="P72"><text:span text:style-name="Source_20_Text">urlpatterns = [</text:span></text:p>
      <text:p text:style-name="P72"><text:span text:style-name="Source_20_Text"><text:s text:c="4"/>path('admin/', admin.site.urls),</text:span></text:p>
      <text:p text:style-name="P72"/>
      <text:p text:style-name="P72"><text:span text:style-name="Source_20_Text"><text:s text:c="4"/># Forward all /api/ requests to the api app</text:span></text:p>
      <text:p text:style-name="P72"><text:span text:style-name="Source_20_Text"><text:s text:c="4"/>path('api/', include('api.urls')),</text:span></text:p>
      <text:p text:style-name="P72"><text:span text:style-name="Source_20_Text">]</text:span></text:p>
      <text:p text:style-name="P24"/>
      <text:h text:style-name="P21" text:outline-level="3"><text:span text:style-name="Strong_20_Emphasis">How It Works</text:span></text:h>
      <text:list text:style-name="L60">
        <text:list-item>
          <text:p text:style-name="P102"><text:span text:style-name="Strong_20_Emphasis">Frontend request:</text:span><text:line-break/><text:span text:style-name="Source_20_Text">/api/notes/</text:span> → Django sees <text:span text:style-name="Source_20_Text">api/</text:span> → sends request to <text:span text:style-name="Source_20_Text">api/urls.py</text:span></text:p>
        </text:list-item>
        <text:list-item>
          <text:p text:style-name="P102">Inside <text:span text:style-name="Source_20_Text">api/urls.py</text:span>, Django matches:</text:p>
          <text:list>
            <text:list-item>
              <text:p text:style-name="P102"><text:soft-page-break/><text:span text:style-name="Source_20_Text">/notes/</text:span> → goes to <text:span text:style-name="Source_20_Text">NoteListCreateView</text:span></text:p>
            </text:list-item>
            <text:list-item>
              <text:p text:style-name="P102"><text:span text:style-name="Source_20_Text">/notes/delete/&lt;id&gt;/</text:span> → goes to <text:span text:style-name="Source_20_Text">NoteDeleteView</text:span></text:p>
            </text:list-item>
          </text:list>
        </text:list-item>
      </text:list>
      <text:p text:style-name="P22">This keeps our <text:span text:style-name="Strong_20_Emphasis">project organized</text:span> by separating authentication routes and note routes.</text:p>
      <text:p text:style-name="P24"/>
      <text:h text:style-name="P55" text:outline-level="2"><text:span text:style-name="Strong_20_Emphasis">3. Make Migrations for the New Model</text:span></text:h>
      <text:p text:style-name="P22">Since we created a new <text:span text:style-name="Source_20_Text">Note</text:span> model earlier, we must update the database.</text:p>
      <text:p text:style-name="P22">Run these commands in the terminal:</text:p>
      <text:p text:style-name="P72"><text:span text:style-name="Source_20_Text">python manage.py makemigrations</text:span></text:p>
      <text:p text:style-name="P72"><text:span text:style-name="Source_20_Text">python manage.py migrate</text:span></text:p>
      <text:list text:style-name="L61">
        <text:list-item>
          <text:p text:style-name="P103"><text:span text:style-name="Strong_20_Emphasis"><text:span text:style-name="Source_20_Text">makemigrations</text:span></text:span> → Creates migration files based on model changes.</text:p>
        </text:list-item>
        <text:list-item>
          <text:p text:style-name="P103"><text:span text:style-name="Strong_20_Emphasis"><text:span text:style-name="Source_20_Text">migrate</text:span></text:span> → Applies those changes to the database.</text:p>
        </text:list-item>
      </text:list>
      <text:p text:style-name="P24"/>
      <text:h text:style-name="P55" text:outline-level="2"><text:span text:style-name="Strong_20_Emphasis">4. Run the Server</text:span></text:h>
      <text:p text:style-name="P72"><text:span text:style-name="Source_20_Text">python manage.py runserver</text:span></text:p>
      <text:p text:style-name="P22">The backend will now run locally, usually at:<text:line-break/><text:a xlink:type="simple" xlink:href="http://127.0.0.1:8000/" text:style-name="Internet_20_link" text:visited-style-name="Visited_20_Internet_20_Link"><text:span text:style-name="Strong_20_Emphasis">http://127.0.0.1:8000</text:span></text:a></text:p>
      <text:p text:style-name="P24"/>
      <text:h text:style-name="P55" text:outline-level="2"><text:span text:style-name="Strong_20_Emphasis">5. Testing the Endpoints</text:span></text:h>
      <text:h text:style-name="P21" text:outline-level="3"><text:span text:style-name="Strong_20_Emphasis">Step 1 – Get JWT Token</text:span></text:h>
      <text:list text:style-name="L62">
        <text:list-item>
          <text:p text:style-name="P104">Send a <text:span text:style-name="Strong_20_Emphasis">POST request</text:span> to <text:span text:style-name="Source_20_Text">/token/</text:span> with username &amp; password.</text:p>
        </text:list-item>
        <text:list-item>
          <text:p text:style-name="P104"><text:soft-page-break/>You’ll receive an <text:span text:style-name="Strong_20_Emphasis">access token</text:span> and a <text:span text:style-name="Strong_20_Emphasis">refresh token</text:span>.</text:p>
        </text:list-item>
      </text:list>
      <text:p text:style-name="P22">Example JSON request:</text:p>
      <text:p text:style-name="P72"><text:span text:style-name="Source_20_Text">{</text:span></text:p>
      <text:p text:style-name="P72"><text:span text:style-name="Source_20_Text"><text:s text:c="2"/>"username": "testuser",</text:span></text:p>
      <text:p text:style-name="P72"><text:span text:style-name="Source_20_Text"><text:s text:c="2"/>"password": "testpassword"</text:span></text:p>
      <text:p text:style-name="P72"><text:span text:style-name="Source_20_Text">}</text:span></text:p>
      <text:p text:style-name="P22">Response:</text:p>
      <text:p text:style-name="P72"><text:span text:style-name="Source_20_Text">{</text:span></text:p>
      <text:p text:style-name="P72"><text:span text:style-name="Source_20_Text"><text:s text:c="2"/>"access": "ACCESS_TOKEN_STRING",</text:span></text:p>
      <text:p text:style-name="P72"><text:span text:style-name="Source_20_Text"><text:s text:c="2"/>"refresh": "REFRESH_TOKEN_STRING"</text:span></text:p>
      <text:p text:style-name="P72"><text:span text:style-name="Source_20_Text">}</text:span></text:p>
      <text:p text:style-name="P24"/>
      <text:h text:style-name="P21" text:outline-level="3"><text:span text:style-name="Strong_20_Emphasis">Step 2 – Test Notes Endpoint</text:span></text:h>
      <text:list text:style-name="L63">
        <text:list-item>
          <text:p text:style-name="P105">Send a <text:span text:style-name="Strong_20_Emphasis">GET request</text:span> to <text:span text:style-name="Source_20_Text">/api/notes/</text:span></text:p>
        </text:list-item>
        <text:list-item>
          <text:p text:style-name="P105">Include the token in the <text:span text:style-name="Strong_20_Emphasis">Authorization header</text:span>:</text:p>
        </text:list-item>
      </text:list>
      <text:p text:style-name="P72"><text:span text:style-name="Source_20_Text">Authorization: Bearer ACCESS_TOKEN_STRING</text:span></text:p>
      <text:p text:style-name="P22">If token is <text:span text:style-name="Strong_20_Emphasis">missing or invalid</text:span>, you’ll see:</text:p>
      <text:p text:style-name="P72"><text:span text:style-name="Source_20_Text">{</text:span></text:p>
      <text:p text:style-name="P72"><text:span text:style-name="Source_20_Text"><text:s text:c="2"/>"detail": "Authentication credentials were not provided."</text:span></text:p>
      <text:p text:style-name="P72"><text:span text:style-name="Source_20_Text">}</text:span></text:p>
      <text:p text:style-name="P22">This is <text:span text:style-name="Strong_20_Emphasis">good</text:span> — it means authentication is required and working correctly.</text:p>
      <text:p text:style-name="P24"/>
      <text:h text:style-name="P55" text:outline-level="2"><text:soft-page-break/><text:span text:style-name="Strong_20_Emphasis">6. Optional: Temporarily Disable Authentication (For Testing)</text:span></text:h>
      <text:p text:style-name="P22">If you want to test endpoints <text:span text:style-name="Strong_20_Emphasis">without dealing with tokens</text:span>:</text:p>
      <text:list text:style-name="L64">
        <text:list-item>
          <text:p text:style-name="P106">In <text:span text:style-name="Source_20_Text">views.py</text:span>, temporarily change:</text:p>
        </text:list-item>
      </text:list>
      <text:p text:style-name="P72"><text:span text:style-name="Source_20_Text">from rest_framework.permissions import AllowAny</text:span></text:p>
      <text:p text:style-name="P72"><text:span text:style-name="Source_20_Text">permission_classes = [AllowAny]</text:span></text:p>
      <text:p text:style-name="P22">⚠️ <text:span text:style-name="Strong_20_Emphasis">Important:</text:span></text:p>
      <text:list text:style-name="L65">
        <text:list-item>
          <text:p text:style-name="P107">This is for <text:span text:style-name="Strong_20_Emphasis">testing only</text:span>.</text:p>
        </text:list-item>
        <text:list-item>
          <text:p text:style-name="P107">Always revert back to <text:span text:style-name="Source_20_Text">IsAuthenticated</text:span> before deploying.</text:p>
        </text:list-item>
      </text:list>
      <text:p text:style-name="P24"/>
      <text:h text:style-name="P55" text:outline-level="2"><text:span text:style-name="Strong_20_Emphasis">7. Backend Code is Now Complete ✅</text:span></text:h>
      <text:p text:style-name="P22">At this point:</text:p>
      <text:list text:style-name="L66">
        <text:list-item>
          <text:p text:style-name="P108">Backend <text:span text:style-name="Strong_20_Emphasis">models</text:span>, <text:span text:style-name="Strong_20_Emphasis">serializers</text:span>, <text:span text:style-name="Strong_20_Emphasis">views</text:span>, and <text:span text:style-name="Strong_20_Emphasis">URLs</text:span> are ready.</text:p>
        </text:list-item>
        <text:list-item>
          <text:p text:style-name="P108">JWT authentication is integrated.</text:p>
        </text:list-item>
        <text:list-item>
          <text:p text:style-name="P108">The next step is to <text:span text:style-name="Strong_20_Emphasis">connect the frontend</text:span>.</text:p>
        </text:list-item>
      </text:list>
      <text:p text:style-name="P24"/>
      <text:h text:style-name="P55" text:outline-level="2"><text:span text:style-name="Strong_20_Emphasis">8. Final Folder Structure (Backend)</text:span></text:h>
      <text:p text:style-name="P72"><text:span text:style-name="Source_20_Text">backend/</text:span></text:p>
      <text:p text:style-name="P72"><text:span text:style-name="Source_20_Text">│</text:span></text:p>
      <text:p text:style-name="P72"><text:span text:style-name="Source_20_Text">├── api/</text:span></text:p>
      <text:p text:style-name="P72"><text:span text:style-name="Source_20_Text">│ <text:s text:c="2"/>├── migrations/</text:span></text:p>
      <text:p text:style-name="P72"><text:span text:style-name="Source_20_Text">│ <text:s text:c="2"/>├── __init__.py</text:span></text:p>
      <text:p text:style-name="P72"><text:span text:style-name="Source_20_Text">│ <text:s text:c="2"/>├── admin.py</text:span></text:p>
      <text:p text:style-name="P72"><text:soft-page-break/><text:span text:style-name="Source_20_Text">│ <text:s text:c="2"/>├── apps.py</text:span></text:p>
      <text:p text:style-name="P72"><text:span text:style-name="Source_20_Text">│ <text:s text:c="2"/>├── models.py</text:span></text:p>
      <text:p text:style-name="P72"><text:span text:style-name="Source_20_Text">│ <text:s text:c="2"/>├── serializers.py</text:span></text:p>
      <text:p text:style-name="P72"><text:span text:style-name="Source_20_Text">│ <text:s text:c="2"/>├── urls.py <text:s text:c="7"/># &lt;-- Just created</text:span></text:p>
      <text:p text:style-name="P72"><text:span text:style-name="Source_20_Text">│ <text:s text:c="2"/>└── views.py</text:span></text:p>
      <text:p text:style-name="P72"><text:span text:style-name="Source_20_Text">│</text:span></text:p>
      <text:p text:style-name="P72"><text:span text:style-name="Source_20_Text">├── backend/</text:span></text:p>
      <text:p text:style-name="P72"><text:span text:style-name="Source_20_Text">│ <text:s text:c="2"/>├── __init__.py</text:span></text:p>
      <text:p text:style-name="P72"><text:span text:style-name="Source_20_Text">│ <text:s text:c="2"/>├── settings.py</text:span></text:p>
      <text:p text:style-name="P72"><text:span text:style-name="Source_20_Text">│ <text:s text:c="2"/>├── urls.py <text:s text:c="7"/># &lt;-- Linked API here</text:span></text:p>
      <text:p text:style-name="P72"><text:span text:style-name="Source_20_Text">│ <text:s text:c="2"/>└── wsgi.py</text:span></text:p>
      <text:p text:style-name="P72"><text:span text:style-name="Source_20_Text">│</text:span></text:p>
      <text:p text:style-name="P72"><text:span text:style-name="Source_20_Text">└── manage.py</text:span></text:p>
      <text:p text:style-name="P24"/>
      <text:h text:style-name="P55" text:outline-level="2"><text:span text:style-name="Strong_20_Emphasis">Summary Flow</text:span></text:h>
      <text:list text:style-name="L67">
        <text:list-item>
          <text:p text:style-name="P109"><text:span text:style-name="Strong_20_Emphasis">Frontend</text:span> requests → <text:span text:style-name="Source_20_Text">/api/notes/</text:span></text:p>
        </text:list-item>
        <text:list-item>
          <text:p text:style-name="P109">Django routes it to <text:span text:style-name="Strong_20_Emphasis"><text:span text:style-name="Source_20_Text">api/urls.py</text:span></text:span>.</text:p>
        </text:list-item>
        <text:list-item>
          <text:p text:style-name="P109">Based on the path:</text:p>
          <text:list>
            <text:list-item>
              <text:p text:style-name="P109"><text:span text:style-name="Source_20_Text">GET</text:span> or <text:span text:style-name="Source_20_Text">POST</text:span> → <text:span text:style-name="Source_20_Text">NoteListCreateView</text:span></text:p>
            </text:list-item>
            <text:list-item>
              <text:p text:style-name="P109"><text:span text:style-name="Source_20_Text">DELETE</text:span> → <text:span text:style-name="Source_20_Text">NoteDeleteView</text:span></text:p>
            </text:list-item>
          </text:list>
        </text:list-item>
        <text:list-item>
          <text:p text:style-name="P109">JWT Authentication ensures only <text:span text:style-name="Strong_20_Emphasis">logged-in users</text:span> can access their own notes.</text:p>
        </text:list-item>
        <text:list-item>
          <text:p text:style-name="P109">Database updated with new <text:span text:style-name="Source_20_Text">Note</text:span> model via migrations.</text:p>
        </text:list-item>
      </text:list>
      <text:p text:style-name="P24"/>
      <text:p text:style-name="P63"><text:soft-page-break/><text:span text:style-name="Strong_20_Emphasis"><text:span text:style-name="T5"/></text:span></text:p>
      <text:p text:style-name="P63"><text:span text:style-name="Strong_20_Emphasis"><text:span text:style-name="T5"/></text:span></text:p>
      <text:p text:style-name="P63"><text:span text:style-name="Strong_20_Emphasis"><text:span text:style-name="T5"/></text:span></text:p>
      <text:p text:style-name="P63"><text:span text:style-name="Strong_20_Emphasis"><text:span text:style-name="T5"/></text:span></text:p>
      <text:p text:style-name="P63"><text:span text:style-name="Strong_20_Emphasis"><text:span text:style-name="T5"/></text:span></text:p>
      <text:p text:style-name="P63"><text:span text:style-name="Strong_20_Emphasis"><text:span text:style-name="T5"/></text:span></text:p>
      <text:p text:style-name="P63"><text:span text:style-name="Strong_20_Emphasis"><text:span text:style-name="T5"/></text:span></text:p>
      <text:p text:style-name="P63"><text:span text:style-name="Strong_20_Emphasis"><text:span text:style-name="T5"/></text:span></text:p>
      <text:p text:style-name="P63"><text:span text:style-name="Strong_20_Emphasis"><text:span text:style-name="T5"/></text:span></text:p>
      <text:p text:style-name="P63"><text:span text:style-name="Strong_20_Emphasis"><text:span text:style-name="T5"/></text:span></text:p>
      <text:p text:style-name="P63"><text:span text:style-name="Strong_20_Emphasis"><text:span text:style-name="T5"/></text:span></text:p>
      <text:p text:style-name="P63"><text:span text:style-name="Strong_20_Emphasis"><text:span text:style-name="T5"/></text:span></text:p>
      <text:p text:style-name="P63"><text:span text:style-name="Strong_20_Emphasis"><text:span text:style-name="T5"/></text:span></text:p>
      <text:p text:style-name="P63"><text:span text:style-name="Strong_20_Emphasis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0T09:54:02.941230300</meta:creation-date>
    <dc:date>2025-09-11T16:53:50.418594100</dc:date>
    <meta:editing-duration>PT6H16M11S</meta:editing-duration>
    <meta:editing-cycles>10</meta:editing-cycles>
    <meta:generator>LibreOffice/25.2.5.2$Windows_X86_64 LibreOffice_project/03d19516eb2e1dd5d4ccd751a0d6f35f35e08022</meta:generator>
    <meta:document-statistic meta:table-count="9" meta:image-count="0" meta:object-count="0" meta:page-count="50" meta:paragraph-count="848" meta:word-count="4474" meta:character-count="30104" meta:non-whitespace-character-count="25868"/>
  </office:meta>
</office:document-meta>
</file>